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solid" svg:stroke-width="0.021cm" svg:stroke-color="#000080" draw:stroke-linejoin="miter" svg:stroke-linecap="butt" draw:fill="none" fo:padding-top="0.01cm" fo:padding-bottom="0.01cm" fo:padding-left="0.01cm" fo:padding-right="0.01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LiberationSerif1" fo:font-size="14pt" fo:font-weight="bold" style:font-size-asian="14pt" style:font-weight-asian="bold" style:font-name-complex="LiberationSerif1" style:font-size-complex="14pt" style:font-weight-complex="bold"/>
    </style:style>
    <style:style style:name="T2" style:family="text">
      <style:text-properties fo:color="#000000" loext:opacity="100%" style:font-name="LiberationSerif1" fo:font-size="12pt" fo:font-weight="bold" style:font-size-asian="12pt" style:font-weight-asian="bold" style:font-name-complex="LiberationSerif1" style:font-size-complex="12pt" style:font-weight-complex="bold"/>
    </style:style>
    <style:style style:name="T3" style:family="text">
      <style:text-properties fo:color="#000000" loext:opacity="100%" style:font-name="LiberationSerif1" fo:font-size="12pt" fo:font-weight="normal" style:font-size-asian="12pt" style:font-weight-asian="normal" style:font-name-complex="LiberationSerif1" style:font-size-complex="12pt" style:font-weight-complex="normal"/>
    </style:style>
    <style:style style:name="T4" style:family="text">
      <style:text-properties fo:color="#000080" loext:opacity="100%" style:font-name="LiberationSerif1" fo:font-size="11pt" fo:font-weight="normal" style:font-size-asian="11pt" style:font-weight-asian="normal" style:font-name-complex="LiberationSerif1" style:font-size-complex="11pt" style:font-weight-complex="normal"/>
    </style:style>
    <style:style style:name="T5" style:family="text">
      <style:text-properties fo:color="#000000" loext:opacity="100%" style:font-name="LiberationSerif1" fo:font-size="11pt" fo:font-weight="normal" style:font-size-asian="11pt" style:font-weight-asian="normal" style:font-name-complex="LiberationSerif1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003cm" svg:y1="2.504cm" svg:x2="4.843cm" svg:y2="2.504cm">
          <text:p/>
        </draw:line>
        <draw:frame draw:style-name="gr2" draw:text-style-name="P3" draw:layer="layout" svg:width="2.855cm" svg:height="0.547cm" svg:x="2.004cm" svg:y="2.022cm">
          <draw:text-box>
            <text:p text:style-name="P2"><text:span text:style-name="T1">Assignment 1</text:span></text:p>
          </draw:text-box>
        </draw:frame>
        <draw:frame draw:style-name="gr3" draw:text-style-name="P4" draw:layer="layout" svg:width="2.893cm" svg:height="0.471cm" svg:x="2.004cm" svg:y="3.154cm">
          <draw:text-box>
            <text:p text:style-name="P2"><text:span text:style-name="T2">Roll No. : 31454</text:span></text:p>
          </draw:text-box>
        </draw:frame>
        <draw:frame draw:style-name="gr3" draw:text-style-name="P4" draw:layer="layout" svg:width="2.212cm" svg:height="0.471cm" svg:x="2.004cm" svg:y="4.128cm">
          <draw:text-box>
            <text:p text:style-name="P2"><text:span text:style-name="T2">Case study :</text:span></text:p>
          </draw:text-box>
        </draw:frame>
        <draw:frame draw:style-name="gr3" draw:text-style-name="P4" draw:layer="layout" svg:width="15.924cm" svg:height="0.471cm" svg:x="2.004cm" svg:y="4.615cm">
          <draw:text-box>
            <text:p text:style-name="P2"><text:span text:style-name="T3">Visit various websites available online for different client projects, identify and note down the</text:span></text:p>
          </draw:text-box>
        </draw:frame>
        <draw:frame draw:style-name="gr3" draw:text-style-name="P4" draw:layer="layout" svg:width="17.164cm" svg:height="0.471cm" svg:x="2.004cm" svg:y="5.101cm">
          <draw:text-box>
            <text:p text:style-name="P2"><text:span text:style-name="T3">evaluation results in following format and note down and learn and conclude different website design</text:span></text:p>
          </draw:text-box>
        </draw:frame>
        <draw:line draw:style-name="gr4" draw:text-style-name="P1" draw:layer="layout" svg:x1="1.991cm" svg:y1="6.552cm" svg:x2="19.598cm" svg:y2="6.552cm">
          <text:p/>
        </draw:line>
        <draw:line draw:style-name="gr4" draw:text-style-name="P1" draw:layer="layout" svg:x1="1.991cm" svg:y1="8.225cm" svg:x2="19.598cm" svg:y2="8.225cm">
          <text:p/>
        </draw:line>
        <draw:line draw:style-name="gr4" draw:text-style-name="P1" draw:layer="layout" svg:x1="1.991cm" svg:y1="9.777cm" svg:x2="19.598cm" svg:y2="9.777cm">
          <text:p/>
        </draw:line>
        <draw:line draw:style-name="gr4" draw:text-style-name="P1" draw:layer="layout" svg:x1="1.991cm" svg:y1="10.881cm" svg:x2="19.598cm" svg:y2="10.881cm">
          <text:p/>
        </draw:line>
        <draw:line draw:style-name="gr4" draw:text-style-name="P1" draw:layer="layout" svg:x1="1.991cm" svg:y1="11.985cm" svg:x2="19.598cm" svg:y2="11.985cm">
          <text:p/>
        </draw:line>
        <draw:line draw:style-name="gr4" draw:text-style-name="P1" draw:layer="layout" svg:x1="1.991cm" svg:y1="13.089cm" svg:x2="19.598cm" svg:y2="13.089cm">
          <text:p/>
        </draw:line>
        <draw:line draw:style-name="gr4" draw:text-style-name="P1" draw:layer="layout" svg:x1="1.991cm" svg:y1="15.086cm" svg:x2="19.598cm" svg:y2="15.086cm">
          <text:p/>
        </draw:line>
        <draw:line draw:style-name="gr4" draw:text-style-name="P1" draw:layer="layout" svg:x1="1.991cm" svg:y1="16.635cm" svg:x2="19.598cm" svg:y2="16.635cm">
          <text:p/>
        </draw:line>
        <draw:line draw:style-name="gr4" draw:text-style-name="P1" draw:layer="layout" svg:x1="1.991cm" svg:y1="18.187cm" svg:x2="19.598cm" svg:y2="18.187cm">
          <text:p/>
        </draw:line>
        <draw:line draw:style-name="gr4" draw:text-style-name="P1" draw:layer="layout" svg:x1="1.991cm" svg:y1="19.736cm" svg:x2="19.598cm" svg:y2="19.736cm">
          <text:p/>
        </draw:line>
        <draw:line draw:style-name="gr4" draw:text-style-name="P1" draw:layer="layout" svg:x1="1.991cm" svg:y1="21.288cm" svg:x2="19.598cm" svg:y2="21.288cm">
          <text:p/>
        </draw:line>
        <draw:line draw:style-name="gr4" draw:text-style-name="P1" draw:layer="layout" svg:x1="1.991cm" svg:y1="22.392cm" svg:x2="19.598cm" svg:y2="22.392cm">
          <text:p/>
        </draw:line>
        <draw:line draw:style-name="gr4" draw:text-style-name="P1" draw:layer="layout" svg:x1="1.991cm" svg:y1="23.941cm" svg:x2="19.598cm" svg:y2="23.941cm">
          <text:p/>
        </draw:line>
        <draw:line draw:style-name="gr4" draw:text-style-name="P1" draw:layer="layout" svg:x1="1.991cm" svg:y1="25.045cm" svg:x2="19.598cm" svg:y2="25.045cm">
          <text:p/>
        </draw:line>
        <draw:line draw:style-name="gr4" draw:text-style-name="P1" draw:layer="layout" svg:x1="1.991cm" svg:y1="25.743cm" svg:x2="19.598cm" svg:y2="25.743cm">
          <text:p/>
        </draw:line>
        <draw:line draw:style-name="gr4" draw:text-style-name="P1" draw:layer="layout" svg:x1="2cm" svg:y1="6.544cm" svg:x2="2cm" svg:y2="25.752cm">
          <text:p/>
        </draw:line>
        <draw:line draw:style-name="gr4" draw:text-style-name="P1" draw:layer="layout" svg:x1="3.012cm" svg:y1="6.544cm" svg:x2="3.012cm" svg:y2="25.752cm">
          <text:p/>
        </draw:line>
        <draw:line draw:style-name="gr4" draw:text-style-name="P1" draw:layer="layout" svg:x1="7.027cm" svg:y1="6.544cm" svg:x2="7.027cm" svg:y2="25.752cm">
          <text:p/>
        </draw:line>
        <draw:line draw:style-name="gr4" draw:text-style-name="P1" draw:layer="layout" svg:x1="9.539cm" svg:y1="6.544cm" svg:x2="9.539cm" svg:y2="25.752cm">
          <text:p/>
        </draw:line>
        <draw:line draw:style-name="gr4" draw:text-style-name="P1" draw:layer="layout" svg:x1="12.05cm" svg:y1="6.544cm" svg:x2="12.05cm" svg:y2="25.752cm">
          <text:p/>
        </draw:line>
        <draw:line draw:style-name="gr4" draw:text-style-name="P1" draw:layer="layout" svg:x1="15.204cm" svg:y1="6.544cm" svg:x2="15.204cm" svg:y2="25.752cm">
          <text:p/>
        </draw:line>
        <draw:line draw:style-name="gr4" draw:text-style-name="P1" draw:layer="layout" svg:x1="17.395cm" svg:y1="6.544cm" svg:x2="17.395cm" svg:y2="25.752cm">
          <text:p/>
        </draw:line>
        <draw:line draw:style-name="gr4" draw:text-style-name="P1" draw:layer="layout" svg:x1="19.589cm" svg:y1="6.544cm" svg:x2="19.589cm" svg:y2="25.752cm">
          <text:p/>
        </draw:line>
        <draw:frame draw:style-name="gr3" draw:text-style-name="P4" draw:layer="layout" svg:width="10.022cm" svg:height="0.471cm" svg:x="2.004cm" svg:y="5.588cm">
          <draw:text-box>
            <text:p text:style-name="P2"><text:span text:style-name="T3">issues that should be considered while designing a web site</text:span></text:p>
          </draw:text-box>
        </draw:frame>
        <draw:frame draw:style-name="gr3" draw:text-style-name="P4" draw:layer="layout" svg:width="0.802cm" svg:height="0.471cm" svg:x="2.11cm" svg:y="6.678cm">
          <draw:text-box>
            <text:p text:style-name="P2"><text:span text:style-name="T2">srno</text:span></text:p>
          </draw:text-box>
        </draw:frame>
        <draw:frame draw:style-name="gr3" draw:text-style-name="P4" draw:layer="layout" svg:width="1.987cm" svg:height="0.471cm" svg:x="4.029cm" svg:y="6.678cm">
          <draw:text-box>
            <text:p text:style-name="P2"><text:span text:style-name="T2">website url</text:span></text:p>
          </draw:text-box>
        </draw:frame>
        <draw:frame draw:style-name="gr3" draw:text-style-name="P4" draw:layer="layout" svg:width="1.92cm" svg:height="0.471cm" svg:x="7.327cm" svg:y="6.678cm">
          <draw:text-box>
            <text:p text:style-name="P2"><text:span text:style-name="T2">purpose of</text:span></text:p>
          </draw:text-box>
        </draw:frame>
        <draw:frame draw:style-name="gr3" draw:text-style-name="P4" draw:layer="layout" svg:width="1.34cm" svg:height="0.471cm" svg:x="7.616cm" svg:y="7.165cm">
          <draw:text-box>
            <text:p text:style-name="P2"><text:span text:style-name="T2">website</text:span></text:p>
          </draw:text-box>
        </draw:frame>
        <draw:frame draw:style-name="gr3" draw:text-style-name="P4" draw:layer="layout" svg:width="2.114cm" svg:height="0.471cm" svg:x="9.747cm" svg:y="6.678cm">
          <draw:text-box>
            <text:p text:style-name="P2"><text:span text:style-name="T2">things liked</text:span></text:p>
          </draw:text-box>
        </draw:frame>
        <draw:frame draw:style-name="gr3" draw:text-style-name="P4" draw:layer="layout" svg:width="1.026cm" svg:height="0.471cm" svg:x="10.287cm" svg:y="7.165cm">
          <draw:text-box>
            <text:p text:style-name="P2"><text:span text:style-name="T2">in the</text:span></text:p>
          </draw:text-box>
        </draw:frame>
        <draw:frame draw:style-name="gr3" draw:text-style-name="P4" draw:layer="layout" svg:width="1.34cm" svg:height="0.471cm" svg:x="10.128cm" svg:y="7.652cm">
          <draw:text-box>
            <text:p text:style-name="P2"><text:span text:style-name="T2">website</text:span></text:p>
          </draw:text-box>
        </draw:frame>
        <draw:frame draw:style-name="gr3" draw:text-style-name="P4" draw:layer="layout" svg:width="2.635cm" svg:height="0.471cm" svg:x="12.323cm" svg:y="6.678cm">
          <draw:text-box>
            <text:p text:style-name="P2"><text:span text:style-name="T2">things disliked</text:span></text:p>
          </draw:text-box>
        </draw:frame>
        <draw:frame draw:style-name="gr3" draw:text-style-name="P4" draw:layer="layout" svg:width="2.47cm" svg:height="0.471cm" svg:x="12.397cm" svg:y="7.165cm">
          <draw:text-box>
            <text:p text:style-name="P2"><text:span text:style-name="T2">in the website</text:span></text:p>
          </draw:text-box>
        </draw:frame>
        <draw:frame draw:style-name="gr3" draw:text-style-name="P4" draw:layer="layout" svg:width="1.264cm" svg:height="0.471cm" svg:x="15.674cm" svg:y="6.678cm">
          <draw:text-box>
            <text:p text:style-name="P2"><text:span text:style-name="T2">ai used</text:span></text:p>
          </draw:text-box>
        </draw:frame>
        <draw:frame draw:style-name="gr3" draw:text-style-name="P4" draw:layer="layout" svg:width="1.412cm" svg:height="0.471cm" svg:x="15.6cm" svg:y="7.165cm">
          <draw:text-box>
            <text:p text:style-name="P2"><text:span text:style-name="T2">(yes/no)</text:span></text:p>
          </draw:text-box>
        </draw:frame>
        <draw:frame draw:style-name="gr3" draw:text-style-name="P4" draw:layer="layout" svg:width="1.247cm" svg:height="0.471cm" svg:x="17.875cm" svg:y="6.678cm">
          <draw:text-box>
            <text:p text:style-name="P2"><text:span text:style-name="T2">overall</text:span></text:p>
          </draw:text-box>
        </draw:frame>
        <draw:frame draw:style-name="gr3" draw:text-style-name="P4" draw:layer="layout" svg:width="1.886cm" svg:height="0.471cm" svg:x="17.554cm" svg:y="7.165cm">
          <draw:text-box>
            <text:p text:style-name="P2"><text:span text:style-name="T2">evaluation</text:span></text:p>
          </draw:text-box>
        </draw:frame>
        <draw:frame draw:style-name="gr3" draw:text-style-name="P4" draw:layer="layout" svg:width="1.958cm" svg:height="0.471cm" svg:x="17.519cm" svg:y="7.652cm">
          <draw:text-box>
            <text:p text:style-name="P2"><text:span text:style-name="T2">(good/bad)</text:span></text:p>
          </draw:text-box>
        </draw:frame>
        <draw:frame draw:style-name="gr3" draw:text-style-name="P4" draw:layer="layout" svg:width="0.422cm" svg:height="0.471cm" svg:x="2.103cm" svg:y="8.351cm">
          <draw:text-box>
            <text:p text:style-name="P2"><text:span text:style-name="T3">1</text:span></text:p>
          </draw:text-box>
        </draw:frame>
        <draw:line draw:style-name="gr5" draw:text-style-name="P1" draw:layer="layout" svg:x1="3.111cm" svg:y1="8.727cm" svg:x2="4.191cm" svg:y2="8.727cm">
          <text:p/>
        </draw:line>
        <draw:frame draw:style-name="gr6" draw:text-style-name="P5" draw:layer="layout" svg:width="1.094cm" svg:height="0.433cm" svg:x="3.112cm" svg:y="8.347cm">
          <draw:text-box>
            <text:p text:style-name="P2"><text:span text:style-name="T4">https://</text:span></text:p>
          </draw:text-box>
        </draw:frame>
        <draw:line draw:style-name="gr5" draw:text-style-name="P1" draw:layer="layout" svg:x1="3.111cm" svg:y1="9.175cm" svg:x2="5.993cm" svg:y2="9.175cm">
          <text:p/>
        </draw:line>
        <draw:frame draw:style-name="gr6" draw:text-style-name="P5" draw:layer="layout" svg:width="2.923cm" svg:height="0.433cm" svg:x="3.112cm" svg:y="8.795cm">
          <draw:text-box>
            <text:p text:style-name="P2"><text:span text:style-name="T4">www.amazon.com</text:span></text:p>
          </draw:text-box>
        </draw:frame>
        <draw:frame draw:style-name="gr6" draw:text-style-name="P5" draw:layer="layout" svg:width="1.077cm" svg:height="0.433cm" svg:x="7.126cm" svg:y="8.347cm">
          <draw:text-box>
            <text:p text:style-name="P2"><text:span text:style-name="T5">online </text:span></text:p>
          </draw:text-box>
        </draw:frame>
        <draw:frame draw:style-name="gr6" draw:text-style-name="P5" draw:layer="layout" svg:width="1.433cm" svg:height="0.433cm" svg:x="7.126cm" svg:y="8.795cm">
          <draw:text-box>
            <text:p text:style-name="P2"><text:span text:style-name="T5">shopping</text:span></text:p>
          </draw:text-box>
        </draw:frame>
        <draw:frame draw:style-name="gr6" draw:text-style-name="P5" draw:layer="layout" svg:width="1.09cm" svg:height="0.433cm" svg:x="9.638cm" svg:y="8.347cm">
          <draw:text-box>
            <text:p text:style-name="P2"><text:span text:style-name="T5">lots of </text:span></text:p>
          </draw:text-box>
        </draw:frame>
        <draw:frame draw:style-name="gr6" draw:text-style-name="P5" draw:layer="layout" svg:width="2.335cm" svg:height="0.433cm" svg:x="9.638cm" svg:y="8.795cm">
          <draw:text-box>
            <text:p text:style-name="P2"><text:span text:style-name="T5">products, easy </text:span></text:p>
          </draw:text-box>
        </draw:frame>
        <draw:frame draw:style-name="gr6" draw:text-style-name="P5" draw:layer="layout" svg:width="1.403cm" svg:height="0.433cm" svg:x="9.638cm" svg:y="9.239cm">
          <draw:text-box>
            <text:p text:style-name="P2"><text:span text:style-name="T5">to search</text:span></text:p>
          </draw:text-box>
        </draw:frame>
        <draw:frame draw:style-name="gr6" draw:text-style-name="P5" draw:layer="layout" svg:width="2.648cm" svg:height="0.433cm" svg:x="12.153cm" svg:y="8.347cm">
          <draw:text-box>
            <text:p text:style-name="P2"><text:span text:style-name="T5">homepage looks </text:span></text:p>
          </draw:text-box>
        </draw:frame>
        <draw:frame draw:style-name="gr6" draw:text-style-name="P5" draw:layer="layout" svg:width="0.739cm" svg:height="0.433cm" svg:x="12.153cm" svg:y="8.795cm">
          <draw:text-box>
            <text:p text:style-name="P2"><text:span text:style-name="T5">busy</text:span></text:p>
          </draw:text-box>
        </draw:frame>
        <draw:frame draw:style-name="gr6" draw:text-style-name="P5" draw:layer="layout" svg:width="0.523cm" svg:height="0.433cm" svg:x="15.307cm" svg:y="8.347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8.347cm">
          <draw:text-box>
            <text:p text:style-name="P2"><text:span text:style-name="T5">good</text:span></text:p>
          </draw:text-box>
        </draw:frame>
        <draw:frame draw:style-name="gr3" draw:text-style-name="P4" draw:layer="layout" svg:width="0.422cm" svg:height="0.471cm" svg:x="2.103cm" svg:y="9.899cm">
          <draw:text-box>
            <text:p text:style-name="P2"><text:span text:style-name="T3">2</text:span></text:p>
          </draw:text-box>
        </draw:frame>
        <draw:line draw:style-name="gr5" draw:text-style-name="P1" draw:layer="layout" svg:x1="3.111cm" svg:y1="10.279cm" svg:x2="6.575cm" svg:y2="10.279cm">
          <text:p/>
        </draw:line>
        <draw:frame draw:style-name="gr6" draw:text-style-name="P5" draw:layer="layout" svg:width="3.537cm" svg:height="0.433cm" svg:x="3.112cm" svg:y="9.899cm">
          <draw:text-box>
            <text:p text:style-name="P2"><text:span text:style-name="T4">https://www.ebay.com</text:span></text:p>
          </draw:text-box>
        </draw:frame>
        <draw:frame draw:style-name="gr6" draw:text-style-name="P5" draw:layer="layout" svg:width="1.987cm" svg:height="0.433cm" svg:x="7.126cm" svg:y="9.899cm">
          <draw:text-box>
            <text:p text:style-name="P2"><text:span text:style-name="T5">buy and sell </text:span></text:p>
          </draw:text-box>
        </draw:frame>
        <draw:frame draw:style-name="gr6" draw:text-style-name="P5" draw:layer="layout" svg:width="0.853cm" svg:height="0.433cm" svg:x="7.126cm" svg:y="10.343cm">
          <draw:text-box>
            <text:p text:style-name="P2"><text:span text:style-name="T5">items</text:span></text:p>
          </draw:text-box>
        </draw:frame>
        <draw:frame draw:style-name="gr6" draw:text-style-name="P5" draw:layer="layout" svg:width="2.292cm" svg:height="0.433cm" svg:x="9.638cm" svg:y="9.899cm">
          <draw:text-box>
            <text:p text:style-name="P2"><text:span text:style-name="T5">easy to search,</text:span></text:p>
          </draw:text-box>
        </draw:frame>
        <draw:frame draw:style-name="gr6" draw:text-style-name="P5" draw:layer="layout" svg:width="2.339cm" svg:height="0.433cm" svg:x="9.638cm" svg:y="10.343cm">
          <draw:text-box>
            <text:p text:style-name="P2"><text:span text:style-name="T5">auction feature</text:span></text:p>
          </draw:text-box>
        </draw:frame>
        <draw:frame draw:style-name="gr6" draw:text-style-name="P5" draw:layer="layout" svg:width="2.182cm" svg:height="0.433cm" svg:x="12.153cm" svg:y="9.899cm">
          <draw:text-box>
            <text:p text:style-name="P2"><text:span text:style-name="T5">layout can be </text:span></text:p>
          </draw:text-box>
        </draw:frame>
        <draw:frame draw:style-name="gr6" draw:text-style-name="P5" draw:layer="layout" svg:width="1.543cm" svg:height="0.433cm" svg:x="12.153cm" svg:y="10.343cm">
          <draw:text-box>
            <text:p text:style-name="P2"><text:span text:style-name="T5">confusing</text:span></text:p>
          </draw:text-box>
        </draw:frame>
        <draw:frame draw:style-name="gr6" draw:text-style-name="P5" draw:layer="layout" svg:width="0.523cm" svg:height="0.433cm" svg:x="15.307cm" svg:y="9.899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9.899cm">
          <draw:text-box>
            <text:p text:style-name="P2"><text:span text:style-name="T5">good</text:span></text:p>
          </draw:text-box>
        </draw:frame>
        <draw:frame draw:style-name="gr3" draw:text-style-name="P4" draw:layer="layout" svg:width="0.422cm" svg:height="0.471cm" svg:x="2.103cm" svg:y="11.003cm">
          <draw:text-box>
            <text:p text:style-name="P2"><text:span text:style-name="T3">3</text:span></text:p>
          </draw:text-box>
        </draw:frame>
        <draw:line draw:style-name="gr5" draw:text-style-name="P1" draw:layer="layout" svg:x1="3.111cm" svg:y1="11.384cm" svg:x2="6.466cm" svg:y2="11.384cm">
          <text:p/>
        </draw:line>
        <draw:frame draw:style-name="gr6" draw:text-style-name="P5" draw:layer="layout" svg:width="3.431cm" svg:height="0.433cm" svg:x="3.112cm" svg:y="11.003cm">
          <draw:text-box>
            <text:p text:style-name="P2"><text:span text:style-name="T4">https://www.etsy.com</text:span></text:p>
          </draw:text-box>
        </draw:frame>
        <draw:frame draw:style-name="gr6" draw:text-style-name="P5" draw:layer="layout" svg:width="2.267cm" svg:height="0.433cm" svg:x="7.126cm" svg:y="11.003cm">
          <draw:text-box>
            <text:p text:style-name="P2"><text:span text:style-name="T5">handmade and</text:span></text:p>
          </draw:text-box>
        </draw:frame>
        <draw:frame draw:style-name="gr6" draw:text-style-name="P5" draw:layer="layout" svg:width="2.013cm" svg:height="0.433cm" svg:x="7.126cm" svg:y="11.448cm">
          <draw:text-box>
            <text:p text:style-name="P2"><text:span text:style-name="T5">unique items</text:span></text:p>
          </draw:text-box>
        </draw:frame>
        <draw:frame draw:style-name="gr6" draw:text-style-name="P5" draw:layer="layout" svg:width="2.14cm" svg:height="0.433cm" svg:x="9.638cm" svg:y="11.003cm">
          <draw:text-box>
            <text:p text:style-name="P2"><text:span text:style-name="T5">clean design, </text:span></text:p>
          </draw:text-box>
        </draw:frame>
        <draw:frame draw:style-name="gr6" draw:text-style-name="P5" draw:layer="layout" svg:width="2.322cm" svg:height="0.433cm" svg:x="9.638cm" svg:y="11.448cm">
          <draw:text-box>
            <text:p text:style-name="P2"><text:span text:style-name="T5">easy to browse</text:span></text:p>
          </draw:text-box>
        </draw:frame>
        <draw:frame draw:style-name="gr6" draw:text-style-name="P5" draw:layer="layout" svg:width="2.707cm" svg:height="0.433cm" svg:x="12.153cm" svg:y="11.003cm">
          <draw:text-box>
            <text:p text:style-name="P2"><text:span text:style-name="T5">filters are limited</text:span></text:p>
          </draw:text-box>
        </draw:frame>
        <draw:frame draw:style-name="gr6" draw:text-style-name="P5" draw:layer="layout" svg:width="0.391cm" svg:height="0.433cm" svg:x="15.307cm" svg:y="11.003cm">
          <draw:text-box>
            <text:p text:style-name="P2"><text:span text:style-name="T5">no</text:span></text:p>
          </draw:text-box>
        </draw:frame>
        <draw:frame draw:style-name="gr6" draw:text-style-name="P5" draw:layer="layout" svg:width="0.781cm" svg:height="0.433cm" svg:x="17.494cm" svg:y="11.003cm">
          <draw:text-box>
            <text:p text:style-name="P2"><text:span text:style-name="T5">good</text:span></text:p>
          </draw:text-box>
        </draw:frame>
        <draw:frame draw:style-name="gr3" draw:text-style-name="P4" draw:layer="layout" svg:width="0.422cm" svg:height="0.471cm" svg:x="2.103cm" svg:y="12.108cm">
          <draw:text-box>
            <text:p text:style-name="P2"><text:span text:style-name="T3">4</text:span></text:p>
          </draw:text-box>
        </draw:frame>
        <draw:line draw:style-name="gr5" draw:text-style-name="P1" draw:layer="layout" svg:x1="3.111cm" svg:y1="12.488cm" svg:x2="6.427cm" svg:y2="12.488cm">
          <text:p/>
        </draw:line>
        <draw:frame draw:style-name="gr6" draw:text-style-name="P5" draw:layer="layout" svg:width="3.363cm" svg:height="0.433cm" svg:x="3.112cm" svg:y="12.107cm">
          <draw:text-box>
            <text:p text:style-name="P2"><text:span text:style-name="T4">https://www.bbc.com</text:span></text:p>
          </draw:text-box>
        </draw:frame>
        <draw:frame draw:style-name="gr6" draw:text-style-name="P5" draw:layer="layout" svg:width="0.802cm" svg:height="0.433cm" svg:x="7.126cm" svg:y="12.107cm">
          <draw:text-box>
            <text:p text:style-name="P2"><text:span text:style-name="T5">news</text:span></text:p>
          </draw:text-box>
        </draw:frame>
        <draw:frame draw:style-name="gr6" draw:text-style-name="P5" draw:layer="layout" svg:width="2.064cm" svg:height="0.433cm" svg:x="9.638cm" svg:y="12.107cm">
          <draw:text-box>
            <text:p text:style-name="P2"><text:span text:style-name="T5">easy to read, </text:span></text:p>
          </draw:text-box>
        </draw:frame>
        <draw:frame draw:style-name="gr6" draw:text-style-name="P5" draw:layer="layout" svg:width="1.543cm" svg:height="0.433cm" svg:x="9.638cm" svg:y="12.552cm">
          <draw:text-box>
            <text:p text:style-name="P2"><text:span text:style-name="T5">organized</text:span></text:p>
          </draw:text-box>
        </draw:frame>
        <draw:frame draw:style-name="gr6" draw:text-style-name="P5" draw:layer="layout" svg:width="2.919cm" svg:height="0.433cm" svg:x="12.153cm" svg:y="12.107cm">
          <draw:text-box>
            <text:p text:style-name="P2"><text:span text:style-name="T5">ads on some pages</text:span></text:p>
          </draw:text-box>
        </draw:frame>
        <draw:frame draw:style-name="gr6" draw:text-style-name="P5" draw:layer="layout" svg:width="0.391cm" svg:height="0.433cm" svg:x="15.307cm" svg:y="12.107cm">
          <draw:text-box>
            <text:p text:style-name="P2"><text:span text:style-name="T5">no</text:span></text:p>
          </draw:text-box>
        </draw:frame>
        <draw:frame draw:style-name="gr6" draw:text-style-name="P5" draw:layer="layout" svg:width="0.781cm" svg:height="0.433cm" svg:x="17.494cm" svg:y="12.107cm">
          <draw:text-box>
            <text:p text:style-name="P2"><text:span text:style-name="T5">good</text:span></text:p>
          </draw:text-box>
        </draw:frame>
        <draw:frame draw:style-name="gr3" draw:text-style-name="P4" draw:layer="layout" svg:width="0.422cm" svg:height="0.471cm" svg:x="2.103cm" svg:y="13.212cm">
          <draw:text-box>
            <text:p text:style-name="P2"><text:span text:style-name="T3">5</text:span></text:p>
          </draw:text-box>
        </draw:frame>
        <draw:line draw:style-name="gr5" draw:text-style-name="P1" draw:layer="layout" svg:x1="3.111cm" svg:y1="13.592cm" svg:x2="6.427cm" svg:y2="13.592cm">
          <text:p/>
        </draw:line>
        <draw:frame draw:style-name="gr6" draw:text-style-name="P5" draw:layer="layout" svg:width="3.363cm" svg:height="0.433cm" svg:x="3.112cm" svg:y="13.211cm">
          <draw:text-box>
            <text:p text:style-name="P2"><text:span text:style-name="T4">https://www.cnn.com</text:span></text:p>
          </draw:text-box>
        </draw:frame>
        <draw:frame draw:style-name="gr6" draw:text-style-name="P5" draw:layer="layout" svg:width="0.802cm" svg:height="0.433cm" svg:x="7.126cm" svg:y="13.211cm">
          <draw:text-box>
            <text:p text:style-name="P2"><text:span text:style-name="T5">news</text:span></text:p>
          </draw:text-box>
        </draw:frame>
        <draw:frame draw:style-name="gr6" draw:text-style-name="P5" draw:layer="layout" svg:width="1.467cm" svg:height="0.433cm" svg:x="9.638cm" svg:y="13.211cm">
          <draw:text-box>
            <text:p text:style-name="P2"><text:span text:style-name="T5">breaking </text:span></text:p>
          </draw:text-box>
        </draw:frame>
        <draw:frame draw:style-name="gr6" draw:text-style-name="P5" draw:layer="layout" svg:width="0.997cm" svg:height="0.433cm" svg:x="9.638cm" svg:y="13.656cm">
          <draw:text-box>
            <text:p text:style-name="P2"><text:span text:style-name="T5">news, </text:span></text:p>
          </draw:text-box>
        </draw:frame>
        <draw:frame draw:style-name="gr6" draw:text-style-name="P5" draw:layer="layout" svg:width="1.886cm" svg:height="0.433cm" svg:x="9.638cm" svg:y="14.104cm">
          <draw:text-box>
            <text:p text:style-name="P2"><text:span text:style-name="T5">multimedia </text:span></text:p>
          </draw:text-box>
        </draw:frame>
        <draw:frame draw:style-name="gr6" draw:text-style-name="P5" draw:layer="layout" svg:width="1.153cm" svg:height="0.433cm" svg:x="9.638cm" svg:y="14.549cm">
          <draw:text-box>
            <text:p text:style-name="P2"><text:span text:style-name="T5">content</text:span></text:p>
          </draw:text-box>
        </draw:frame>
        <draw:frame draw:style-name="gr6" draw:text-style-name="P5" draw:layer="layout" svg:width="2.648cm" svg:height="0.433cm" svg:x="12.153cm" svg:y="13.211cm">
          <draw:text-box>
            <text:p text:style-name="P2"><text:span text:style-name="T5">homepage looks </text:span></text:p>
          </draw:text-box>
        </draw:frame>
        <draw:frame draw:style-name="gr6" draw:text-style-name="P5" draw:layer="layout" svg:width="1.344cm" svg:height="0.433cm" svg:x="12.153cm" svg:y="13.656cm">
          <draw:text-box>
            <text:p text:style-name="P2"><text:span text:style-name="T5">crowded</text:span></text:p>
          </draw:text-box>
        </draw:frame>
        <draw:frame draw:style-name="gr6" draw:text-style-name="P5" draw:layer="layout" svg:width="0.523cm" svg:height="0.433cm" svg:x="15.307cm" svg:y="13.211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13.211cm">
          <draw:text-box>
            <text:p text:style-name="P2"><text:span text:style-name="T5">good</text:span></text:p>
          </draw:text-box>
        </draw:frame>
        <draw:frame draw:style-name="gr3" draw:text-style-name="P4" draw:layer="layout" svg:width="0.422cm" svg:height="0.471cm" svg:x="2.103cm" svg:y="15.209cm">
          <draw:text-box>
            <text:p text:style-name="P2"><text:span text:style-name="T3">6</text:span></text:p>
          </draw:text-box>
        </draw:frame>
        <draw:line draw:style-name="gr5" draw:text-style-name="P1" draw:layer="layout" svg:x1="3.111cm" svg:y1="15.589cm" svg:x2="4.191cm" svg:y2="15.589cm">
          <text:p/>
        </draw:line>
        <draw:frame draw:style-name="gr6" draw:text-style-name="P5" draw:layer="layout" svg:width="1.094cm" svg:height="0.433cm" svg:x="3.112cm" svg:y="15.208cm">
          <draw:text-box>
            <text:p text:style-name="P2"><text:span text:style-name="T4">https://</text:span></text:p>
          </draw:text-box>
        </draw:frame>
        <draw:line draw:style-name="gr5" draw:text-style-name="P1" draw:layer="layout" svg:x1="3.111cm" svg:y1="16.033cm" svg:x2="6.621cm" svg:y2="16.033cm">
          <text:p/>
        </draw:line>
        <draw:frame draw:style-name="gr6" draw:text-style-name="P5" draw:layer="layout" svg:width="3.554cm" svg:height="0.433cm" svg:x="3.112cm" svg:y="15.653cm">
          <draw:text-box>
            <text:p text:style-name="P2"><text:span text:style-name="T4">www.theguardian.com</text:span></text:p>
          </draw:text-box>
        </draw:frame>
        <draw:frame draw:style-name="gr6" draw:text-style-name="P5" draw:layer="layout" svg:width="0.802cm" svg:height="0.433cm" svg:x="7.126cm" svg:y="15.208cm">
          <draw:text-box>
            <text:p text:style-name="P2"><text:span text:style-name="T5">news</text:span></text:p>
          </draw:text-box>
        </draw:frame>
        <draw:frame draw:style-name="gr6" draw:text-style-name="P5" draw:layer="layout" svg:width="2.14cm" svg:height="0.433cm" svg:x="9.638cm" svg:y="15.208cm">
          <draw:text-box>
            <text:p text:style-name="P2"><text:span text:style-name="T5">clean design, </text:span></text:p>
          </draw:text-box>
        </draw:frame>
        <draw:frame draw:style-name="gr6" draw:text-style-name="P5" draw:layer="layout" svg:width="0.878cm" svg:height="0.433cm" svg:x="9.638cm" svg:y="15.653cm">
          <draw:text-box>
            <text:p text:style-name="P2"><text:span text:style-name="T5">good </text:span></text:p>
          </draw:text-box>
        </draw:frame>
        <draw:frame draw:style-name="gr6" draw:text-style-name="P5" draw:layer="layout" svg:width="1.653cm" svg:height="0.433cm" svg:x="9.638cm" svg:y="16.101cm">
          <draw:text-box>
            <text:p text:style-name="P2"><text:span text:style-name="T5">navigation</text:span></text:p>
          </draw:text-box>
        </draw:frame>
        <draw:frame draw:style-name="gr6" draw:text-style-name="P5" draw:layer="layout" svg:width="2.682cm" svg:height="0.433cm" svg:x="12.153cm" svg:y="15.208cm">
          <draw:text-box>
            <text:p text:style-name="P2"><text:span text:style-name="T5">some pages load </text:span></text:p>
          </draw:text-box>
        </draw:frame>
        <draw:frame draw:style-name="gr6" draw:text-style-name="P5" draw:layer="layout" svg:width="1.043cm" svg:height="0.433cm" svg:x="12.153cm" svg:y="15.653cm">
          <draw:text-box>
            <text:p text:style-name="P2"><text:span text:style-name="T5">slowly</text:span></text:p>
          </draw:text-box>
        </draw:frame>
        <draw:frame draw:style-name="gr6" draw:text-style-name="P5" draw:layer="layout" svg:width="0.391cm" svg:height="0.433cm" svg:x="15.307cm" svg:y="15.208cm">
          <draw:text-box>
            <text:p text:style-name="P2"><text:span text:style-name="T5">no</text:span></text:p>
          </draw:text-box>
        </draw:frame>
        <draw:frame draw:style-name="gr6" draw:text-style-name="P5" draw:layer="layout" svg:width="0.781cm" svg:height="0.433cm" svg:x="17.494cm" svg:y="15.208cm">
          <draw:text-box>
            <text:p text:style-name="P2"><text:span text:style-name="T5">good</text:span></text:p>
          </draw:text-box>
        </draw:frame>
        <draw:frame draw:style-name="gr3" draw:text-style-name="P4" draw:layer="layout" svg:width="0.422cm" svg:height="0.471cm" svg:x="2.103cm" svg:y="16.761cm">
          <draw:text-box>
            <text:p text:style-name="P2"><text:span text:style-name="T3">7</text:span></text:p>
          </draw:text-box>
        </draw:frame>
        <draw:line draw:style-name="gr5" draw:text-style-name="P1" draw:layer="layout" svg:x1="3.111cm" svg:y1="17.137cm" svg:x2="6.706cm" svg:y2="17.137cm">
          <text:p/>
        </draw:line>
        <draw:frame draw:style-name="gr6" draw:text-style-name="P5" draw:layer="layout" svg:width="3.647cm" svg:height="0.433cm" svg:x="3.112cm" svg:y="16.757cm">
          <draw:text-box>
            <text:p text:style-name="P2"><text:span text:style-name="T4">https://www.apple.com</text:span></text:p>
          </draw:text-box>
        </draw:frame>
        <draw:frame draw:style-name="gr6" draw:text-style-name="P5" draw:layer="layout" svg:width="2.098cm" svg:height="0.433cm" svg:x="7.126cm" svg:y="16.757cm">
          <draw:text-box>
            <text:p text:style-name="P2"><text:span text:style-name="T5">tech products</text:span></text:p>
          </draw:text-box>
        </draw:frame>
        <draw:frame draw:style-name="gr6" draw:text-style-name="P5" draw:layer="layout" svg:width="2.119cm" svg:height="0.433cm" svg:x="9.638cm" svg:y="16.757cm">
          <draw:text-box>
            <text:p text:style-name="P2"><text:span text:style-name="T5">sleek design, </text:span></text:p>
          </draw:text-box>
        </draw:frame>
        <draw:frame draw:style-name="gr6" draw:text-style-name="P5" draw:layer="layout" svg:width="0.794cm" svg:height="0.433cm" svg:x="9.638cm" svg:y="17.205cm">
          <draw:text-box>
            <text:p text:style-name="P2"><text:span text:style-name="T5">easy </text:span></text:p>
          </draw:text-box>
        </draw:frame>
        <draw:frame draw:style-name="gr6" draw:text-style-name="P5" draw:layer="layout" svg:width="1.653cm" svg:height="0.433cm" svg:x="9.638cm" svg:y="17.649cm">
          <draw:text-box>
            <text:p text:style-name="P2"><text:span text:style-name="T5">navigation</text:span></text:p>
          </draw:text-box>
        </draw:frame>
        <draw:frame draw:style-name="gr6" draw:text-style-name="P5" draw:layer="layout" svg:width="2.356cm" svg:height="0.433cm" svg:x="12.153cm" svg:y="16.757cm">
          <draw:text-box>
            <text:p text:style-name="P2"><text:span text:style-name="T5">heavy graphics</text:span></text:p>
          </draw:text-box>
        </draw:frame>
        <draw:frame draw:style-name="gr6" draw:text-style-name="P5" draw:layer="layout" svg:width="0.523cm" svg:height="0.433cm" svg:x="15.307cm" svg:y="16.757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16.757cm">
          <draw:text-box>
            <text:p text:style-name="P2"><text:span text:style-name="T5">good</text:span></text:p>
          </draw:text-box>
        </draw:frame>
        <draw:frame draw:style-name="gr3" draw:text-style-name="P4" draw:layer="layout" svg:width="0.422cm" svg:height="0.471cm" svg:x="2.103cm" svg:y="18.309cm">
          <draw:text-box>
            <text:p text:style-name="P2"><text:span text:style-name="T3">8</text:span></text:p>
          </draw:text-box>
        </draw:frame>
        <draw:line draw:style-name="gr5" draw:text-style-name="P1" draw:layer="layout" svg:x1="3.111cm" svg:y1="18.69cm" svg:x2="4.191cm" svg:y2="18.69cm">
          <text:p/>
        </draw:line>
        <draw:frame draw:style-name="gr6" draw:text-style-name="P5" draw:layer="layout" svg:width="1.094cm" svg:height="0.433cm" svg:x="3.112cm" svg:y="18.309cm">
          <draw:text-box>
            <text:p text:style-name="P2"><text:span text:style-name="T4">https://</text:span></text:p>
          </draw:text-box>
        </draw:frame>
        <draw:line draw:style-name="gr5" draw:text-style-name="P1" draw:layer="layout" svg:x1="3.111cm" svg:y1="19.134cm" svg:x2="6.275cm" svg:y2="19.134cm">
          <text:p/>
        </draw:line>
        <draw:frame draw:style-name="gr6" draw:text-style-name="P5" draw:layer="layout" svg:width="3.211cm" svg:height="0.433cm" svg:x="3.112cm" svg:y="18.754cm">
          <draw:text-box>
            <text:p text:style-name="P2"><text:span text:style-name="T4">www.microsoft.com</text:span></text:p>
          </draw:text-box>
        </draw:frame>
        <draw:frame draw:style-name="gr6" draw:text-style-name="P5" draw:layer="layout" svg:width="2.106cm" svg:height="0.433cm" svg:x="7.126cm" svg:y="18.309cm">
          <draw:text-box>
            <text:p text:style-name="P2"><text:span text:style-name="T5">software and </text:span></text:p>
          </draw:text-box>
        </draw:frame>
        <draw:frame draw:style-name="gr6" draw:text-style-name="P5" draw:layer="layout" svg:width="0.654cm" svg:height="0.433cm" svg:x="7.126cm" svg:y="18.754cm">
          <draw:text-box>
            <text:p text:style-name="P2"><text:span text:style-name="T5">tech</text:span></text:p>
          </draw:text-box>
        </draw:frame>
        <draw:frame draw:style-name="gr6" draw:text-style-name="P5" draw:layer="layout" svg:width="2.013cm" svg:height="0.433cm" svg:x="9.638cm" svg:y="18.309cm">
          <draw:text-box>
            <text:p text:style-name="P2"><text:span text:style-name="T5">professional </text:span></text:p>
          </draw:text-box>
        </draw:frame>
        <draw:frame draw:style-name="gr6" draw:text-style-name="P5" draw:layer="layout" svg:width="1.75cm" svg:height="0.433cm" svg:x="9.638cm" svg:y="18.754cm">
          <draw:text-box>
            <text:p text:style-name="P2"><text:span text:style-name="T5">look, clear </text:span></text:p>
          </draw:text-box>
        </draw:frame>
        <draw:frame draw:style-name="gr6" draw:text-style-name="P5" draw:layer="layout" svg:width="0.633cm" svg:height="0.433cm" svg:x="9.638cm" svg:y="19.202cm">
          <draw:text-box>
            <text:p text:style-name="P2"><text:span text:style-name="T5">info</text:span></text:p>
          </draw:text-box>
        </draw:frame>
        <draw:frame draw:style-name="gr6" draw:text-style-name="P5" draw:layer="layout" svg:width="2.931cm" svg:height="0.433cm" svg:x="12.153cm" svg:y="18.309cm">
          <draw:text-box>
            <text:p text:style-name="P2"><text:span text:style-name="T5">homepage can feel</text:span></text:p>
          </draw:text-box>
        </draw:frame>
        <draw:frame draw:style-name="gr6" draw:text-style-name="P5" draw:layer="layout" svg:width="1.344cm" svg:height="0.433cm" svg:x="12.153cm" svg:y="18.754cm">
          <draw:text-box>
            <text:p text:style-name="P2"><text:span text:style-name="T5">crowded</text:span></text:p>
          </draw:text-box>
        </draw:frame>
        <draw:frame draw:style-name="gr6" draw:text-style-name="P5" draw:layer="layout" svg:width="0.523cm" svg:height="0.433cm" svg:x="15.307cm" svg:y="18.309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18.309cm">
          <draw:text-box>
            <text:p text:style-name="P2"><text:span text:style-name="T5">good</text:span></text:p>
          </draw:text-box>
        </draw:frame>
        <draw:frame draw:style-name="gr3" draw:text-style-name="P4" draw:layer="layout" svg:width="0.422cm" svg:height="0.471cm" svg:x="2.103cm" svg:y="19.862cm">
          <draw:text-box>
            <text:p text:style-name="P2"><text:span text:style-name="T3">9</text:span></text:p>
          </draw:text-box>
        </draw:frame>
        <draw:line draw:style-name="gr5" draw:text-style-name="P1" draw:layer="layout" svg:x1="3.111cm" svg:y1="20.238cm" svg:x2="5.947cm" svg:y2="20.238cm">
          <text:p/>
        </draw:line>
        <draw:frame draw:style-name="gr6" draw:text-style-name="P5" draw:layer="layout" svg:width="2.864cm" svg:height="0.433cm" svg:x="3.112cm" svg:y="19.858cm">
          <draw:text-box>
            <text:p text:style-name="P2"><text:span text:style-name="T4">https://github.com</text:span></text:p>
          </draw:text-box>
        </draw:frame>
        <draw:frame draw:style-name="gr6" draw:text-style-name="P5" draw:layer="layout" svg:width="1.64cm" svg:height="0.433cm" svg:x="7.126cm" svg:y="19.858cm">
          <draw:text-box>
            <text:p text:style-name="P2"><text:span text:style-name="T5">developer </text:span></text:p>
          </draw:text-box>
        </draw:frame>
        <draw:frame draw:style-name="gr6" draw:text-style-name="P5" draw:layer="layout" svg:width="0.764cm" svg:height="0.433cm" svg:x="7.126cm" svg:y="20.306cm">
          <draw:text-box>
            <text:p text:style-name="P2"><text:span text:style-name="T5">tools</text:span></text:p>
          </draw:text-box>
        </draw:frame>
        <draw:frame draw:style-name="gr6" draw:text-style-name="P5" draw:layer="layout" svg:width="1.924cm" svg:height="0.433cm" svg:x="9.638cm" svg:y="19.858cm">
          <draw:text-box>
            <text:p text:style-name="P2"><text:span text:style-name="T5">easy to find </text:span></text:p>
          </draw:text-box>
        </draw:frame>
        <draw:frame draw:style-name="gr6" draw:text-style-name="P5" draw:layer="layout" svg:width="1.966cm" svg:height="0.433cm" svg:x="9.638cm" svg:y="20.306cm">
          <draw:text-box>
            <text:p text:style-name="P2"><text:span text:style-name="T5">repos, clean </text:span></text:p>
          </draw:text-box>
        </draw:frame>
        <draw:frame draw:style-name="gr6" draw:text-style-name="P5" draw:layer="layout" svg:width="0.98cm" svg:height="0.433cm" svg:x="9.638cm" svg:y="20.75cm">
          <draw:text-box>
            <text:p text:style-name="P2"><text:span text:style-name="T5">layout</text:span></text:p>
          </draw:text-box>
        </draw:frame>
        <draw:frame draw:style-name="gr6" draw:text-style-name="P5" draw:layer="layout" svg:width="2.868cm" svg:height="0.433cm" svg:x="12.153cm" svg:y="19.858cm">
          <draw:text-box>
            <text:p text:style-name="P2"><text:span text:style-name="T5">hard for beginners</text:span></text:p>
          </draw:text-box>
        </draw:frame>
        <draw:frame draw:style-name="gr6" draw:text-style-name="P5" draw:layer="layout" svg:width="0.523cm" svg:height="0.433cm" svg:x="15.307cm" svg:y="19.858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19.858cm">
          <draw:text-box>
            <text:p text:style-name="P2"><text:span text:style-name="T5">good</text:span></text:p>
          </draw:text-box>
        </draw:frame>
        <draw:frame draw:style-name="gr3" draw:text-style-name="P4" draw:layer="layout" svg:width="0.425cm" svg:height="0.471cm" svg:x="2.103cm" svg:y="21.41cm">
          <draw:text-box>
            <text:p text:style-name="P2"><text:span text:style-name="T3">10</text:span></text:p>
          </draw:text-box>
        </draw:frame>
        <draw:line draw:style-name="gr5" draw:text-style-name="P1" draw:layer="layout" svg:x1="3.111cm" svg:y1="21.791cm" svg:x2="4.191cm" svg:y2="21.791cm">
          <text:p/>
        </draw:line>
        <draw:frame draw:style-name="gr6" draw:text-style-name="P5" draw:layer="layout" svg:width="1.094cm" svg:height="0.433cm" svg:x="3.112cm" svg:y="21.41cm">
          <draw:text-box>
            <text:p text:style-name="P2"><text:span text:style-name="T4">https://</text:span></text:p>
          </draw:text-box>
        </draw:frame>
        <draw:line draw:style-name="gr5" draw:text-style-name="P1" draw:layer="layout" svg:x1="3.111cm" svg:y1="22.235cm" svg:x2="5.944cm" svg:y2="22.235cm">
          <text:p/>
        </draw:line>
        <draw:frame draw:style-name="gr6" draw:text-style-name="P5" draw:layer="layout" svg:width="2.881cm" svg:height="0.433cm" svg:x="3.112cm" svg:y="21.855cm">
          <draw:text-box>
            <text:p text:style-name="P2"><text:span text:style-name="T4">www.coursera.org</text:span></text:p>
          </draw:text-box>
        </draw:frame>
        <draw:frame draw:style-name="gr6" draw:text-style-name="P5" draw:layer="layout" svg:width="2.25cm" svg:height="0.433cm" svg:x="7.126cm" svg:y="21.41cm">
          <draw:text-box>
            <text:p text:style-name="P2"><text:span text:style-name="T5">online courses</text:span></text:p>
          </draw:text-box>
        </draw:frame>
        <draw:frame draw:style-name="gr6" draw:text-style-name="P5" draw:layer="layout" svg:width="2.292cm" svg:height="0.433cm" svg:x="9.638cm" svg:y="21.41cm">
          <draw:text-box>
            <text:p text:style-name="P2"><text:span text:style-name="T5">easy to search </text:span></text:p>
          </draw:text-box>
        </draw:frame>
        <draw:frame draw:style-name="gr6" draw:text-style-name="P5" draw:layer="layout" svg:width="1.175cm" svg:height="0.433cm" svg:x="9.638cm" svg:y="21.855cm">
          <draw:text-box>
            <text:p text:style-name="P2"><text:span text:style-name="T5">courses</text:span></text:p>
          </draw:text-box>
        </draw:frame>
        <draw:frame draw:style-name="gr6" draw:text-style-name="P5" draw:layer="layout" svg:width="2.868cm" svg:height="0.433cm" svg:x="12.153cm" svg:y="21.41cm">
          <draw:text-box>
            <text:p text:style-name="P2"><text:span text:style-name="T5">some paid courses</text:span></text:p>
          </draw:text-box>
        </draw:frame>
        <draw:frame draw:style-name="gr6" draw:text-style-name="P5" draw:layer="layout" svg:width="0.523cm" svg:height="0.433cm" svg:x="15.307cm" svg:y="21.41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21.41cm">
          <draw:text-box>
            <text:p text:style-name="P2"><text:span text:style-name="T5">good</text:span></text:p>
          </draw:text-box>
        </draw:frame>
        <draw:frame draw:style-name="gr3" draw:text-style-name="P4" draw:layer="layout" svg:width="0.425cm" svg:height="0.471cm" svg:x="2.103cm" svg:y="22.515cm">
          <draw:text-box>
            <text:p text:style-name="P2"><text:span text:style-name="T3">11</text:span></text:p>
          </draw:text-box>
        </draw:frame>
        <draw:line draw:style-name="gr5" draw:text-style-name="P1" draw:layer="layout" svg:x1="3.111cm" svg:y1="22.895cm" svg:x2="4.191cm" svg:y2="22.895cm">
          <text:p/>
        </draw:line>
        <draw:frame draw:style-name="gr6" draw:text-style-name="P5" draw:layer="layout" svg:width="1.094cm" svg:height="0.433cm" svg:x="3.112cm" svg:y="22.514cm">
          <draw:text-box>
            <text:p text:style-name="P2"><text:span text:style-name="T4">https://</text:span></text:p>
          </draw:text-box>
        </draw:frame>
        <draw:line draw:style-name="gr5" draw:text-style-name="P1" draw:layer="layout" svg:x1="3.111cm" svg:y1="23.339cm" svg:x2="6.738cm" svg:y2="23.339cm">
          <text:p/>
        </draw:line>
        <draw:frame draw:style-name="gr6" draw:text-style-name="P5" draw:layer="layout" svg:width="3.702cm" svg:height="0.433cm" svg:x="3.112cm" svg:y="22.959cm">
          <draw:text-box>
            <text:p text:style-name="P2"><text:span text:style-name="T4">www.khanacademy.org</text:span></text:p>
          </draw:text-box>
        </draw:frame>
        <draw:frame draw:style-name="gr6" draw:text-style-name="P5" draw:layer="layout" svg:width="1.992cm" svg:height="0.433cm" svg:x="7.126cm" svg:y="22.514cm">
          <draw:text-box>
            <text:p text:style-name="P2"><text:span text:style-name="T5">free learning</text:span></text:p>
          </draw:text-box>
        </draw:frame>
        <draw:frame draw:style-name="gr6" draw:text-style-name="P5" draw:layer="layout" svg:width="2.055cm" svg:height="0.433cm" svg:x="9.638cm" svg:y="22.514cm">
          <draw:text-box>
            <text:p text:style-name="P2"><text:span text:style-name="T5">free content, </text:span></text:p>
          </draw:text-box>
        </draw:frame>
        <draw:frame draw:style-name="gr6" draw:text-style-name="P5" draw:layer="layout" svg:width="1.755cm" svg:height="0.433cm" svg:x="9.638cm" svg:y="22.959cm">
          <draw:text-box>
            <text:p text:style-name="P2"><text:span text:style-name="T5">interactive </text:span></text:p>
          </draw:text-box>
        </draw:frame>
        <draw:frame draw:style-name="gr6" draw:text-style-name="P5" draw:layer="layout" svg:width="1.437cm" svg:height="0.433cm" svg:x="9.638cm" svg:y="23.407cm">
          <draw:text-box>
            <text:p text:style-name="P2"><text:span text:style-name="T5">exercises</text:span></text:p>
          </draw:text-box>
        </draw:frame>
        <draw:frame draw:style-name="gr6" draw:text-style-name="P5" draw:layer="layout" svg:width="2.525cm" svg:height="0.433cm" svg:x="12.153cm" svg:y="22.514cm">
          <draw:text-box>
            <text:p text:style-name="P2"><text:span text:style-name="T5">design is simple</text:span></text:p>
          </draw:text-box>
        </draw:frame>
        <draw:frame draw:style-name="gr6" draw:text-style-name="P5" draw:layer="layout" svg:width="0.391cm" svg:height="0.433cm" svg:x="15.307cm" svg:y="22.514cm">
          <draw:text-box>
            <text:p text:style-name="P2"><text:span text:style-name="T5">no</text:span></text:p>
          </draw:text-box>
        </draw:frame>
        <draw:frame draw:style-name="gr6" draw:text-style-name="P5" draw:layer="layout" svg:width="0.781cm" svg:height="0.433cm" svg:x="17.494cm" svg:y="22.514cm">
          <draw:text-box>
            <text:p text:style-name="P2"><text:span text:style-name="T5">good</text:span></text:p>
          </draw:text-box>
        </draw:frame>
        <draw:frame draw:style-name="gr3" draw:text-style-name="P4" draw:layer="layout" svg:width="0.425cm" svg:height="0.471cm" svg:x="2.103cm" svg:y="24.067cm">
          <draw:text-box>
            <text:p text:style-name="P2"><text:span text:style-name="T3">12</text:span></text:p>
          </draw:text-box>
        </draw:frame>
        <draw:line draw:style-name="gr5" draw:text-style-name="P1" draw:layer="layout" svg:x1="3.111cm" svg:y1="24.443cm" svg:x2="6.896cm" svg:y2="24.443cm">
          <text:p/>
        </draw:line>
        <draw:frame draw:style-name="gr6" draw:text-style-name="P5" draw:layer="layout" svg:width="6.208cm" svg:height="0.433cm" svg:x="3.112cm" svg:y="24.063cm">
          <draw:text-box>
            <text:p text:style-name="P2"><text:span text:style-name="T4">https://www.udemy.com</text:span><text:span text:style-name="T5"> online courses</text:span></text:p>
          </draw:text-box>
        </draw:frame>
        <draw:frame draw:style-name="gr6" draw:text-style-name="P5" draw:layer="layout" svg:width="2.335cm" svg:height="0.433cm" svg:x="9.638cm" svg:y="24.063cm">
          <draw:text-box>
            <text:p text:style-name="P2"><text:span text:style-name="T5">many courses, </text:span></text:p>
          </draw:text-box>
        </draw:frame>
        <draw:frame draw:style-name="gr6" draw:text-style-name="P5" draw:layer="layout" svg:width="1.839cm" svg:height="0.433cm" svg:x="9.638cm" svg:y="24.511cm">
          <draw:text-box>
            <text:p text:style-name="P2"><text:span text:style-name="T5">ratings help</text:span></text:p>
          </draw:text-box>
        </draw:frame>
        <draw:frame draw:style-name="gr6" draw:text-style-name="P5" draw:layer="layout" svg:width="1.28cm" svg:height="0.433cm" svg:x="12.153cm" svg:y="24.063cm">
          <draw:text-box>
            <text:p text:style-name="P2"><text:span text:style-name="T5">ads and </text:span></text:p>
          </draw:text-box>
        </draw:frame>
        <draw:frame draw:style-name="gr6" draw:text-style-name="P5" draw:layer="layout" svg:width="1.784cm" svg:height="0.433cm" svg:x="12.153cm" svg:y="24.511cm">
          <draw:text-box>
            <text:p text:style-name="P2"><text:span text:style-name="T5">promotions</text:span></text:p>
          </draw:text-box>
        </draw:frame>
        <draw:frame draw:style-name="gr6" draw:text-style-name="P5" draw:layer="layout" svg:width="0.523cm" svg:height="0.433cm" svg:x="15.307cm" svg:y="24.063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24.063cm">
          <draw:text-box>
            <text:p text:style-name="P2"><text:span text:style-name="T5">good</text:span></text:p>
          </draw:text-box>
        </draw:frame>
        <draw:frame draw:style-name="gr3" draw:text-style-name="P4" draw:layer="layout" svg:width="0.425cm" svg:height="0.471cm" svg:x="2.103cm" svg:y="25.171cm">
          <draw:text-box>
            <text:p text:style-name="P2"><text:span text:style-name="T3">13</text:span></text:p>
          </draw:text-box>
        </draw:frame>
        <draw:line draw:style-name="gr5" draw:text-style-name="P1" draw:layer="layout" svg:x1="3.111cm" svg:y1="25.548cm" svg:x2="4.191cm" svg:y2="25.548cm">
          <text:p/>
        </draw:line>
        <draw:frame draw:style-name="gr6" draw:text-style-name="P5" draw:layer="layout" svg:width="3.41cm" svg:height="0.433cm" svg:x="3.112cm" svg:y="25.167cm">
          <draw:text-box>
            <text:p text:style-name="P2"><text:span text:style-name="T4">https://instagram.com</text:span></text:p>
          </draw:text-box>
        </draw:frame>
        <draw:frame draw:style-name="gr6" draw:text-style-name="P5" draw:layer="layout" svg:width="1.971cm" svg:height="0.433cm" svg:x="7.126cm" svg:y="25.167cm">
          <draw:text-box>
            <text:p text:style-name="P2"><text:span text:style-name="T5">social media</text:span></text:p>
          </draw:text-box>
        </draw:frame>
        <draw:frame draw:style-name="gr6" draw:text-style-name="P5" draw:layer="layout" svg:width="2.106cm" svg:height="0.433cm" svg:x="9.638cm" svg:y="25.167cm">
          <draw:text-box>
            <text:p text:style-name="P2"><text:span text:style-name="T5">connect with </text:span></text:p>
          </draw:text-box>
        </draw:frame>
        <draw:frame draw:style-name="gr6" draw:text-style-name="P5" draw:layer="layout" svg:width="2.402cm" svg:height="0.433cm" svg:x="12.153cm" svg:y="25.167cm">
          <draw:text-box>
            <text:p text:style-name="P2"><text:span text:style-name="T5">privacy issues, </text:span></text:p>
          </draw:text-box>
        </draw:frame>
        <draw:frame draw:style-name="gr6" draw:text-style-name="P5" draw:layer="layout" svg:width="0.523cm" svg:height="0.433cm" svg:x="15.307cm" svg:y="25.167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25.167cm">
          <draw:text-box>
            <text:p text:style-name="P2"><text:span text:style-name="T5">good</text:span></text:p>
          </draw:text-box>
        </draw:frame>
      </draw:page>
      <draw:page draw:name="page2" draw:style-name="dp1" draw:master-page-name="master-page3">
        <draw:line draw:style-name="gr4" draw:text-style-name="P1" draw:layer="layout" svg:x1="1.991cm" svg:y1="2.009cm" svg:x2="19.598cm" svg:y2="2.009cm">
          <text:p/>
        </draw:line>
        <draw:line draw:style-name="gr4" draw:text-style-name="P1" draw:layer="layout" svg:x1="1.991cm" svg:y1="2.668cm" svg:x2="19.598cm" svg:y2="2.668cm">
          <text:p/>
        </draw:line>
        <draw:line draw:style-name="gr4" draw:text-style-name="P1" draw:layer="layout" svg:x1="1.991cm" svg:y1="4.217cm" svg:x2="19.598cm" svg:y2="4.217cm">
          <text:p/>
        </draw:line>
        <draw:line draw:style-name="gr4" draw:text-style-name="P1" draw:layer="layout" svg:x1="1.991cm" svg:y1="5.321cm" svg:x2="19.598cm" svg:y2="5.321cm">
          <text:p/>
        </draw:line>
        <draw:line draw:style-name="gr4" draw:text-style-name="P1" draw:layer="layout" svg:x1="1.991cm" svg:y1="7.318cm" svg:x2="19.598cm" svg:y2="7.318cm">
          <text:p/>
        </draw:line>
        <draw:line draw:style-name="gr4" draw:text-style-name="P1" draw:layer="layout" svg:x1="1.991cm" svg:y1="8.422cm" svg:x2="19.598cm" svg:y2="8.422cm">
          <text:p/>
        </draw:line>
        <draw:line draw:style-name="gr4" draw:text-style-name="P1" draw:layer="layout" svg:x1="1.991cm" svg:y1="9.974cm" svg:x2="19.598cm" svg:y2="9.974cm">
          <text:p/>
        </draw:line>
        <draw:line draw:style-name="gr4" draw:text-style-name="P1" draw:layer="layout" svg:x1="1.991cm" svg:y1="11.523cm" svg:x2="19.598cm" svg:y2="11.523cm">
          <text:p/>
        </draw:line>
        <draw:line draw:style-name="gr4" draw:text-style-name="P1" draw:layer="layout" svg:x1="1.991cm" svg:y1="12.627cm" svg:x2="19.598cm" svg:y2="12.627cm">
          <text:p/>
        </draw:line>
        <draw:line draw:style-name="gr4" draw:text-style-name="P1" draw:layer="layout" svg:x1="1.991cm" svg:y1="13.731cm" svg:x2="19.598cm" svg:y2="13.731cm">
          <text:p/>
        </draw:line>
        <draw:line draw:style-name="gr4" draw:text-style-name="P1" draw:layer="layout" svg:x1="1.991cm" svg:y1="15.284cm" svg:x2="19.598cm" svg:y2="15.284cm">
          <text:p/>
        </draw:line>
        <draw:line draw:style-name="gr4" draw:text-style-name="P1" draw:layer="layout" svg:x1="1.991cm" svg:y1="16.388cm" svg:x2="19.598cm" svg:y2="16.388cm">
          <text:p/>
        </draw:line>
        <draw:line draw:style-name="gr4" draw:text-style-name="P1" draw:layer="layout" svg:x1="1.991cm" svg:y1="17.492cm" svg:x2="19.598cm" svg:y2="17.492cm">
          <text:p/>
        </draw:line>
        <draw:line draw:style-name="gr4" draw:text-style-name="P1" draw:layer="layout" svg:x1="1.991cm" svg:y1="18.596cm" svg:x2="19.598cm" svg:y2="18.596cm">
          <text:p/>
        </draw:line>
        <draw:line draw:style-name="gr4" draw:text-style-name="P1" draw:layer="layout" svg:x1="1.991cm" svg:y1="20.145cm" svg:x2="19.598cm" svg:y2="20.145cm">
          <text:p/>
        </draw:line>
        <draw:line draw:style-name="gr4" draw:text-style-name="P1" draw:layer="layout" svg:x1="1.991cm" svg:y1="21.249cm" svg:x2="19.598cm" svg:y2="21.249cm">
          <text:p/>
        </draw:line>
        <draw:line draw:style-name="gr4" draw:text-style-name="P1" draw:layer="layout" svg:x1="1.991cm" svg:y1="22.353cm" svg:x2="19.598cm" svg:y2="22.353cm">
          <text:p/>
        </draw:line>
        <draw:line draw:style-name="gr4" draw:text-style-name="P1" draw:layer="layout" svg:x1="1.991cm" svg:y1="23.457cm" svg:x2="19.598cm" svg:y2="23.457cm">
          <text:p/>
        </draw:line>
        <draw:line draw:style-name="gr4" draw:text-style-name="P1" draw:layer="layout" svg:x1="1.991cm" svg:y1="24.562cm" svg:x2="19.598cm" svg:y2="24.562cm">
          <text:p/>
        </draw:line>
        <draw:line draw:style-name="gr4" draw:text-style-name="P1" draw:layer="layout" svg:x1="2cm" svg:y1="2cm" svg:x2="2cm" svg:y2="24.57cm">
          <text:p/>
        </draw:line>
        <draw:line draw:style-name="gr4" draw:text-style-name="P1" draw:layer="layout" svg:x1="3.012cm" svg:y1="2cm" svg:x2="3.012cm" svg:y2="24.57cm">
          <text:p/>
        </draw:line>
        <draw:line draw:style-name="gr4" draw:text-style-name="P1" draw:layer="layout" svg:x1="7.027cm" svg:y1="2cm" svg:x2="7.027cm" svg:y2="24.57cm">
          <text:p/>
        </draw:line>
        <draw:line draw:style-name="gr4" draw:text-style-name="P1" draw:layer="layout" svg:x1="9.539cm" svg:y1="2cm" svg:x2="9.539cm" svg:y2="24.57cm">
          <text:p/>
        </draw:line>
        <draw:line draw:style-name="gr4" draw:text-style-name="P1" draw:layer="layout" svg:x1="12.05cm" svg:y1="2cm" svg:x2="12.05cm" svg:y2="24.57cm">
          <text:p/>
        </draw:line>
        <draw:line draw:style-name="gr4" draw:text-style-name="P1" draw:layer="layout" svg:x1="15.204cm" svg:y1="2cm" svg:x2="15.204cm" svg:y2="24.57cm">
          <text:p/>
        </draw:line>
        <draw:line draw:style-name="gr4" draw:text-style-name="P1" draw:layer="layout" svg:x1="17.395cm" svg:y1="2cm" svg:x2="17.395cm" svg:y2="24.57cm">
          <text:p/>
        </draw:line>
        <draw:line draw:style-name="gr4" draw:text-style-name="P1" draw:layer="layout" svg:x1="19.589cm" svg:y1="2cm" svg:x2="19.589cm" svg:y2="24.57cm">
          <text:p/>
        </draw:line>
        <draw:line draw:style-name="gr5" draw:text-style-name="P1" draw:layer="layout" svg:x1="3.111cm" svg:y1="2.511cm" svg:x2="6.212cm" svg:y2="2.511cm">
          <text:p/>
        </draw:line>
        <draw:frame draw:style-name="gr6" draw:text-style-name="P5" draw:layer="layout" svg:width="3.139cm" svg:height="0.433cm" svg:x="3.112cm" svg:y="2.131cm">
          <draw:text-box>
            <text:p text:style-name="P2"><text:span text:style-name="T4">www.fa</text:span><text:span text:style-name="T4">cebook</text:span><text:span text:style-name="T4">.com</text:span></text:p>
          </draw:text-box>
        </draw:frame>
        <draw:frame draw:style-name="gr6" draw:text-style-name="P5" draw:layer="layout" svg:width="1.09cm" svg:height="0.433cm" svg:x="9.638cm" svg:y="2.131cm">
          <draw:text-box>
            <text:p text:style-name="P2"><text:span text:style-name="T5">frie</text:span><text:span text:style-name="T5">nds</text:span></text:p>
          </draw:text-box>
        </draw:frame>
        <draw:frame draw:style-name="gr6" draw:text-style-name="P5" draw:layer="layout" svg:width="1.509cm" svg:height="0.433cm" svg:x="12.153cm" svg:y="2.131cm">
          <draw:text-box>
            <text:p text:style-name="P2"><text:span text:style-name="T5">busy feed</text:span></text:p>
          </draw:text-box>
        </draw:frame>
        <draw:frame draw:style-name="gr3" draw:text-style-name="P4" draw:layer="layout" svg:width="0.425cm" svg:height="0.471cm" svg:x="2.103cm" svg:y="2.791cm">
          <draw:text-box>
            <text:p text:style-name="P2"><text:span text:style-name="T3">14</text:span></text:p>
          </draw:text-box>
        </draw:frame>
        <draw:line draw:style-name="gr5" draw:text-style-name="P1" draw:layer="layout" svg:x1="3.111cm" svg:y1="3.171cm" svg:x2="4.191cm" svg:y2="3.171cm">
          <text:p/>
        </draw:line>
        <draw:frame draw:style-name="gr6" draw:text-style-name="P5" draw:layer="layout" svg:width="1.094cm" svg:height="0.433cm" svg:x="3.112cm" svg:y="2.79cm">
          <draw:text-box>
            <text:p text:style-name="P2"><text:span text:style-name="T4">http</text:span><text:span text:style-name="T4">s://</text:span></text:p>
          </draw:text-box>
        </draw:frame>
        <draw:line draw:style-name="gr5" draw:text-style-name="P1" draw:layer="layout" svg:x1="3.111cm" svg:y1="3.615cm" svg:x2="6.06cm" svg:y2="3.615cm">
          <text:p/>
        </draw:line>
        <draw:frame draw:style-name="gr6" draw:text-style-name="P5" draw:layer="layout" svg:width="2.991cm" svg:height="0.433cm" svg:x="3.112cm" svg:y="3.235cm">
          <draw:text-box>
            <text:p text:style-name="P2"><text:span text:style-name="T4">www.li</text:span><text:span text:style-name="T4">nkedin</text:span><text:span text:style-name="T4">.com</text:span></text:p>
          </draw:text-box>
        </draw:frame>
        <draw:frame draw:style-name="gr6" draw:text-style-name="P5" draw:layer="layout" svg:width="2.013cm" svg:height="0.433cm" svg:x="7.126cm" svg:y="2.79cm">
          <draw:text-box>
            <text:p text:style-name="P2"><text:span text:style-name="T5">profession</text:span><text:span text:style-name="T5">al </text:span></text:p>
          </draw:text-box>
        </draw:frame>
        <draw:frame draw:style-name="gr6" draw:text-style-name="P5" draw:layer="layout" svg:width="1.28cm" svg:height="0.433cm" svg:x="7.126cm" svg:y="3.235cm">
          <draw:text-box>
            <text:p text:style-name="P2"><text:span text:style-name="T5">netwo</text:span><text:span text:style-name="T5">rk</text:span></text:p>
          </draw:text-box>
        </draw:frame>
        <draw:frame draw:style-name="gr6" draw:text-style-name="P5" draw:layer="layout" svg:width="2.013cm" svg:height="0.433cm" svg:x="9.638cm" svg:y="2.79cm">
          <draw:text-box>
            <text:p text:style-name="P2"><text:span text:style-name="T5">profession</text:span><text:span text:style-name="T5">al </text:span></text:p>
          </draw:text-box>
        </draw:frame>
        <draw:frame draw:style-name="gr6" draw:text-style-name="P5" draw:layer="layout" svg:width="0.891cm" svg:height="0.433cm" svg:x="9.638cm" svg:y="3.235cm">
          <draw:text-box>
            <text:p text:style-name="P2"><text:span text:style-name="T5">look, </text:span></text:p>
          </draw:text-box>
        </draw:frame>
        <draw:frame draw:style-name="gr6" draw:text-style-name="P5" draw:layer="layout" svg:width="1.78cm" svg:height="0.433cm" svg:x="9.638cm" svg:y="3.683cm">
          <draw:text-box>
            <text:p text:style-name="P2"><text:span text:style-name="T5">networki</text:span><text:span text:style-name="T5">ng</text:span></text:p>
          </draw:text-box>
        </draw:frame>
        <draw:frame draw:style-name="gr6" draw:text-style-name="P5" draw:layer="layout" svg:width="2.927cm" svg:height="0.433cm" svg:x="12.153cm" svg:y="2.79cm">
          <draw:text-box>
            <text:p text:style-name="P2"><text:span text:style-name="T5">ma</text:span><text:span text:style-name="T5">ny </text:span><text:span text:style-name="T5">noti</text:span><text:span text:style-name="T5">fica</text:span><text:span text:style-name="T5">tion</text:span><text:span text:style-name="T5">s</text:span></text:p>
          </draw:text-box>
        </draw:frame>
        <draw:frame draw:style-name="gr6" draw:text-style-name="P5" draw:layer="layout" svg:width="0.523cm" svg:height="0.433cm" svg:x="15.307cm" svg:y="2.79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2.79cm">
          <draw:text-box>
            <text:p text:style-name="P2"><text:span text:style-name="T5">g</text:span><text:span text:style-name="T5">o</text:span><text:span text:style-name="T5">o</text:span><text:span text:style-name="T5">d</text:span></text:p>
          </draw:text-box>
        </draw:frame>
        <draw:frame draw:style-name="gr3" draw:text-style-name="P4" draw:layer="layout" svg:width="0.425cm" svg:height="0.471cm" svg:x="2.103cm" svg:y="4.343cm">
          <draw:text-box>
            <text:p text:style-name="P2"><text:span text:style-name="T3">15</text:span></text:p>
          </draw:text-box>
        </draw:frame>
        <draw:line draw:style-name="gr5" draw:text-style-name="P1" draw:layer="layout" svg:x1="3.111cm" svg:y1="4.72cm" svg:x2="5.947cm" svg:y2="4.72cm">
          <text:p/>
        </draw:line>
        <draw:frame draw:style-name="gr6" draw:text-style-name="P5" draw:layer="layout" svg:width="2.889cm" svg:height="0.433cm" svg:x="3.112cm" svg:y="4.339cm">
          <draw:text-box>
            <text:p text:style-name="P2"><text:span text:style-name="T4">h</text:span><text:span text:style-name="T4">tt</text:span><text:span text:style-name="T4">p</text:span><text:span text:style-name="T4">s</text:span><text:span text:style-name="T4">:/</text:span><text:span text:style-name="T4">/</text:span><text:span text:style-name="T4">t</text:span><text:span text:style-name="T4">w</text:span><text:span text:style-name="T4">it</text:span><text:span text:style-name="T4">t</text:span><text:span text:style-name="T4">e</text:span><text:span text:style-name="T4">r</text:span><text:span text:style-name="T4">.</text:span><text:span text:style-name="T4">c</text:span><text:span text:style-name="T4">o</text:span><text:span text:style-name="T4">m</text:span></text:p>
          </draw:text-box>
        </draw:frame>
        <draw:frame draw:style-name="gr6" draw:text-style-name="P5" draw:layer="layout" svg:width="1.971cm" svg:height="0.433cm" svg:x="7.126cm" svg:y="4.339cm">
          <draw:text-box>
            <text:p text:style-name="P2"><text:span text:style-name="T5">social media</text:span></text:p>
          </draw:text-box>
        </draw:frame>
        <draw:frame draw:style-name="gr6" draw:text-style-name="P5" draw:layer="layout" svg:width="2.161cm" svg:height="0.433cm" svg:x="9.638cm" svg:y="4.339cm">
          <draw:text-box>
            <text:p text:style-name="P2"><text:span text:style-name="T5">quick </text:span><text:span text:style-name="T5">update</text:span><text:span text:style-name="T5">s</text:span></text:p>
          </draw:text-box>
        </draw:frame>
        <draw:frame draw:style-name="gr6" draw:text-style-name="P5" draw:layer="layout" svg:width="2.703cm" svg:height="0.433cm" svg:x="12.153cm" svg:y="4.339cm">
          <draw:text-box>
            <text:p text:style-name="P2"><text:span text:style-name="T5">ads </text:span><text:span text:style-name="T5">and </text:span><text:span text:style-name="T5">neg</text:span><text:span text:style-name="T5">ativ</text:span><text:span text:style-name="T5">e </text:span></text:p>
          </draw:text-box>
        </draw:frame>
        <draw:frame draw:style-name="gr6" draw:text-style-name="P5" draw:layer="layout" svg:width="1.611cm" svg:height="0.433cm" svg:x="12.153cm" svg:y="4.787cm">
          <draw:text-box>
            <text:p text:style-name="P2"><text:span text:style-name="T5">comments</text:span></text:p>
          </draw:text-box>
        </draw:frame>
        <draw:frame draw:style-name="gr6" draw:text-style-name="P5" draw:layer="layout" svg:width="0.523cm" svg:height="0.433cm" svg:x="15.307cm" svg:y="4.339cm">
          <draw:text-box>
            <text:p text:style-name="P2"><text:span text:style-name="T5">y</text:span><text:span text:style-name="T5">e</text:span><text:span text:style-name="T5">s</text:span></text:p>
          </draw:text-box>
        </draw:frame>
        <draw:frame draw:style-name="gr6" draw:text-style-name="P5" draw:layer="layout" svg:width="0.781cm" svg:height="0.433cm" svg:x="17.494cm" svg:y="4.339cm">
          <draw:text-box>
            <text:p text:style-name="P2"><text:span text:style-name="T5">goo</text:span><text:span text:style-name="T5">d</text:span></text:p>
          </draw:text-box>
        </draw:frame>
        <draw:frame draw:style-name="gr3" draw:text-style-name="P4" draw:layer="layout" svg:width="0.425cm" svg:height="0.471cm" svg:x="2.103cm" svg:y="5.447cm">
          <draw:text-box>
            <text:p text:style-name="P2"><text:span text:style-name="T3">1</text:span><text:span text:style-name="T3">6</text:span></text:p>
          </draw:text-box>
        </draw:frame>
        <draw:line draw:style-name="gr5" draw:text-style-name="P1" draw:layer="layout" svg:x1="3.111cm" svg:y1="5.824cm" svg:x2="6.879cm" svg:y2="5.824cm">
          <text:p/>
        </draw:line>
        <draw:frame draw:style-name="gr6" draw:text-style-name="P5" draw:layer="layout" svg:width="4.888cm" svg:height="0.433cm" svg:x="3.112cm" svg:y="5.443cm">
          <draw:text-box>
            <text:p text:style-name="P2"><text:span text:style-name="T4">https://</text:span><text:span text:style-name="T4">www.n</text:span><text:span text:style-name="T4">etflix.c</text:span><text:span text:style-name="T4">om</text:span><text:span text:style-name="T5"> </text:span><text:span text:style-name="T5">video </text:span></text:p>
          </draw:text-box>
        </draw:frame>
        <draw:frame draw:style-name="gr6" draw:text-style-name="P5" draw:layer="layout" svg:width="1.547cm" svg:height="0.433cm" svg:x="7.126cm" svg:y="5.891cm">
          <draw:text-box>
            <text:p text:style-name="P2"><text:span text:style-name="T5">streami</text:span><text:span text:style-name="T5">ng</text:span></text:p>
          </draw:text-box>
        </draw:frame>
        <draw:frame draw:style-name="gr6" draw:text-style-name="P5" draw:layer="layout" svg:width="1.251cm" svg:height="0.433cm" svg:x="9.638cm" svg:y="5.443cm">
          <draw:text-box>
            <text:p text:style-name="P2"><text:span text:style-name="T5">smoot</text:span><text:span text:style-name="T5">h </text:span></text:p>
          </draw:text-box>
        </draw:frame>
        <draw:frame draw:style-name="gr6" draw:text-style-name="P5" draw:layer="layout" svg:width="1.568cm" svg:height="0.433cm" svg:x="9.638cm" svg:y="5.891cm">
          <draw:text-box>
            <text:p text:style-name="P2"><text:span text:style-name="T5">interface, </text:span></text:p>
          </draw:text-box>
        </draw:frame>
        <draw:frame draw:style-name="gr6" draw:text-style-name="P5" draw:layer="layout" svg:width="2.241cm" svg:height="0.433cm" svg:x="9.638cm" svg:y="6.336cm">
          <draw:text-box>
            <text:p text:style-name="P2"><text:span text:style-name="T5">recommendati</text:span></text:p>
          </draw:text-box>
        </draw:frame>
        <draw:frame draw:style-name="gr6" draw:text-style-name="P5" draw:layer="layout" svg:width="0.544cm" svg:height="0.433cm" svg:x="9.638cm" svg:y="6.784cm">
          <draw:text-box>
            <text:p text:style-name="P2"><text:span text:style-name="T5">o</text:span><text:span text:style-name="T5">n</text:span><text:span text:style-name="T5">s</text:span></text:p>
          </draw:text-box>
        </draw:frame>
        <draw:frame draw:style-name="gr6" draw:text-style-name="P5" draw:layer="layout" svg:width="2.771cm" svg:height="0.433cm" svg:x="12.153cm" svg:y="5.443cm">
          <draw:text-box>
            <text:p text:style-name="P2"><text:span text:style-name="T5">so</text:span><text:span text:style-name="T5">me </text:span><text:span text:style-name="T5">con</text:span><text:span text:style-name="T5">tent </text:span><text:span text:style-name="T5">not </text:span></text:p>
          </draw:text-box>
        </draw:frame>
        <draw:frame draw:style-name="gr6" draw:text-style-name="P5" draw:layer="layout" svg:width="1.416cm" svg:height="0.433cm" svg:x="12.153cm" svg:y="5.891cm">
          <draw:text-box>
            <text:p text:style-name="P2"><text:span text:style-name="T5">av</text:span><text:span text:style-name="T5">ail</text:span><text:span text:style-name="T5">ab</text:span><text:span text:style-name="T5">le</text:span></text:p>
          </draw:text-box>
        </draw:frame>
        <draw:frame draw:style-name="gr6" draw:text-style-name="P5" draw:layer="layout" svg:width="0.523cm" svg:height="0.433cm" svg:x="15.307cm" svg:y="5.443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5.443cm">
          <draw:text-box>
            <text:p text:style-name="P2"><text:span text:style-name="T5">good</text:span></text:p>
          </draw:text-box>
        </draw:frame>
        <draw:frame draw:style-name="gr3" draw:text-style-name="P4" draw:layer="layout" svg:width="0.425cm" svg:height="0.471cm" svg:x="2.103cm" svg:y="7.444cm">
          <draw:text-box>
            <text:p text:style-name="P2"><text:span text:style-name="T3">17</text:span></text:p>
          </draw:text-box>
        </draw:frame>
        <draw:line draw:style-name="gr5" draw:text-style-name="P1" draw:layer="layout" svg:x1="3.111cm" svg:y1="7.821cm" svg:x2="4.191cm" svg:y2="7.821cm">
          <text:p/>
        </draw:line>
        <draw:frame draw:style-name="gr6" draw:text-style-name="P5" draw:layer="layout" svg:width="1.094cm" svg:height="0.433cm" svg:x="3.112cm" svg:y="7.44cm">
          <draw:text-box>
            <text:p text:style-name="P2"><text:span text:style-name="T4">http</text:span><text:span text:style-name="T4">s://</text:span></text:p>
          </draw:text-box>
        </draw:frame>
        <draw:line draw:style-name="gr5" draw:text-style-name="P1" draw:layer="layout" svg:x1="3.111cm" svg:y1="8.269cm" svg:x2="6.039cm" svg:y2="8.269cm">
          <text:p/>
        </draw:line>
        <draw:frame draw:style-name="gr6" draw:text-style-name="P5" draw:layer="layout" svg:width="2.965cm" svg:height="0.433cm" svg:x="3.112cm" svg:y="7.888cm">
          <draw:text-box>
            <text:p text:style-name="P2"><text:span text:style-name="T4">www.youtube.</text:span><text:span text:style-name="T4">com</text:span></text:p>
          </draw:text-box>
        </draw:frame>
        <draw:frame draw:style-name="gr6" draw:text-style-name="P5" draw:layer="layout" svg:width="0.967cm" svg:height="0.433cm" svg:x="7.126cm" svg:y="7.44cm">
          <draw:text-box>
            <text:p text:style-name="P2"><text:span text:style-name="T5">v</text:span><text:span text:style-name="T5">i</text:span><text:span text:style-name="T5">d</text:span><text:span text:style-name="T5">e</text:span><text:span text:style-name="T5">o </text:span></text:p>
          </draw:text-box>
        </draw:frame>
        <draw:frame draw:style-name="gr6" draw:text-style-name="P5" draw:layer="layout" svg:width="1.547cm" svg:height="0.433cm" svg:x="7.126cm" svg:y="7.888cm">
          <draw:text-box>
            <text:p text:style-name="P2"><text:span text:style-name="T5">stre</text:span><text:span text:style-name="T5">ami</text:span><text:span text:style-name="T5">ng</text:span></text:p>
          </draw:text-box>
        </draw:frame>
        <draw:frame draw:style-name="gr6" draw:text-style-name="P5" draw:layer="layout" svg:width="2.305cm" svg:height="0.433cm" svg:x="9.638cm" svg:y="7.44cm">
          <draw:text-box>
            <text:p text:style-name="P2"><text:span text:style-name="T5">lo</text:span><text:span text:style-name="T5">ts </text:span><text:span text:style-name="T5">of </text:span><text:span text:style-name="T5">vi</text:span><text:span text:style-name="T5">de</text:span><text:span text:style-name="T5">os</text:span><text:span text:style-name="T5">, </text:span></text:p>
          </draw:text-box>
        </draw:frame>
        <draw:frame draw:style-name="gr6" draw:text-style-name="P5" draw:layer="layout" svg:width="2.195cm" svg:height="0.433cm" svg:x="9.638cm" svg:y="7.888cm">
          <draw:text-box>
            <text:p text:style-name="P2"><text:span text:style-name="T5">eas</text:span><text:span text:style-name="T5">y </text:span><text:span text:style-name="T5">to </text:span><text:span text:style-name="T5">sea</text:span><text:span text:style-name="T5">rch</text:span></text:p>
          </draw:text-box>
        </draw:frame>
        <draw:frame draw:style-name="gr6" draw:text-style-name="P5" draw:layer="layout" svg:width="2.186cm" svg:height="0.433cm" svg:x="12.153cm" svg:y="7.44cm">
          <draw:text-box>
            <text:p text:style-name="P2"><text:span text:style-name="T5">ads, </text:span><text:span text:style-name="T5">cluttered </text:span></text:p>
          </draw:text-box>
        </draw:frame>
        <draw:frame draw:style-name="gr6" draw:text-style-name="P5" draw:layer="layout" svg:width="1.606cm" svg:height="0.433cm" svg:x="12.153cm" svg:y="7.888cm">
          <draw:text-box>
            <text:p text:style-name="P2"><text:span text:style-name="T5">home</text:span><text:span text:style-name="T5">page</text:span></text:p>
          </draw:text-box>
        </draw:frame>
        <draw:frame draw:style-name="gr6" draw:text-style-name="P5" draw:layer="layout" svg:width="0.523cm" svg:height="0.433cm" svg:x="15.307cm" svg:y="7.44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7.44cm">
          <draw:text-box>
            <text:p text:style-name="P2"><text:span text:style-name="T5">good</text:span></text:p>
          </draw:text-box>
        </draw:frame>
        <draw:frame draw:style-name="gr3" draw:text-style-name="P4" draw:layer="layout" svg:width="0.425cm" svg:height="0.471cm" svg:x="2.103cm" svg:y="8.548cm">
          <draw:text-box>
            <text:p text:style-name="P2"><text:span text:style-name="T3">18</text:span></text:p>
          </draw:text-box>
        </draw:frame>
        <draw:line draw:style-name="gr5" draw:text-style-name="P1" draw:layer="layout" svg:x1="3.111cm" svg:y1="8.925cm" svg:x2="6.921cm" svg:y2="8.925cm">
          <text:p/>
        </draw:line>
        <draw:frame draw:style-name="gr6" draw:text-style-name="P5" draw:layer="layout" svg:width="5.018cm" svg:height="0.433cm" svg:x="3.112cm" svg:y="8.544cm">
          <draw:text-box>
            <text:p text:style-name="P2"><text:span text:style-name="T4">https://</text:span><text:span text:style-name="T4">www.spotify.co</text:span><text:span text:style-name="T4">m</text:span><text:span text:style-name="T5"> music </text:span></text:p>
          </draw:text-box>
        </draw:frame>
        <draw:frame draw:style-name="gr6" draw:text-style-name="P5" draw:layer="layout" svg:width="1.547cm" svg:height="0.433cm" svg:x="7.126cm" svg:y="8.992cm">
          <draw:text-box>
            <text:p text:style-name="P2"><text:span text:style-name="T5">strea</text:span><text:span text:style-name="T5">ming</text:span></text:p>
          </draw:text-box>
        </draw:frame>
        <draw:frame draw:style-name="gr6" draw:text-style-name="P5" draw:layer="layout" svg:width="2.068cm" svg:height="0.433cm" svg:x="9.638cm" svg:y="8.544cm">
          <draw:text-box>
            <text:p text:style-name="P2"><text:span text:style-name="T5">p</text:span><text:span text:style-name="T5">l</text:span><text:span text:style-name="T5">a</text:span><text:span text:style-name="T5">y</text:span><text:span text:style-name="T5">li</text:span><text:span text:style-name="T5">s</text:span><text:span text:style-name="T5">t</text:span><text:span text:style-name="T5">s </text:span><text:span text:style-name="T5">a</text:span><text:span text:style-name="T5">n</text:span><text:span text:style-name="T5">d </text:span></text:p>
          </draw:text-box>
        </draw:frame>
        <draw:frame draw:style-name="gr6" draw:text-style-name="P5" draw:layer="layout" svg:width="2.241cm" svg:height="0.433cm" svg:x="9.638cm" svg:y="8.992cm">
          <draw:text-box>
            <text:p text:style-name="P2"><text:span text:style-name="T5">recommen</text:span><text:span text:style-name="T5">dati</text:span></text:p>
          </draw:text-box>
        </draw:frame>
        <draw:frame draw:style-name="gr6" draw:text-style-name="P5" draw:layer="layout" svg:width="0.544cm" svg:height="0.433cm" svg:x="9.638cm" svg:y="9.437cm">
          <draw:text-box>
            <text:p text:style-name="P2"><text:span text:style-name="T5">ons</text:span></text:p>
          </draw:text-box>
        </draw:frame>
        <draw:frame draw:style-name="gr6" draw:text-style-name="P5" draw:layer="layout" svg:width="2.576cm" svg:height="0.433cm" svg:x="12.153cm" svg:y="8.544cm">
          <draw:text-box>
            <text:p text:style-name="P2"><text:span text:style-name="T5">free </text:span><text:span text:style-name="T5">version </text:span><text:span text:style-name="T5">has </text:span></text:p>
          </draw:text-box>
        </draw:frame>
        <draw:frame draw:style-name="gr6" draw:text-style-name="P5" draw:layer="layout" svg:width="0.523cm" svg:height="0.433cm" svg:x="12.153cm" svg:y="8.992cm">
          <draw:text-box>
            <text:p text:style-name="P2"><text:span text:style-name="T5">ads</text:span></text:p>
          </draw:text-box>
        </draw:frame>
        <draw:frame draw:style-name="gr6" draw:text-style-name="P5" draw:layer="layout" svg:width="0.523cm" svg:height="0.433cm" svg:x="15.307cm" svg:y="8.544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8.544cm">
          <draw:text-box>
            <text:p text:style-name="P2"><text:span text:style-name="T5">good</text:span></text:p>
          </draw:text-box>
        </draw:frame>
        <draw:frame draw:style-name="gr6" draw:text-style-name="P5" draw:layer="layout" svg:width="0.391cm" svg:height="0.433cm" svg:x="2.103cm" svg:y="10.096cm">
          <draw:text-box>
            <text:p text:style-name="P2"><text:span text:style-name="T5">19</text:span></text:p>
          </draw:text-box>
        </draw:frame>
        <draw:line draw:style-name="gr5" draw:text-style-name="P1" draw:layer="layout" svg:x1="3.111cm" svg:y1="10.477cm" svg:x2="4.191cm" svg:y2="10.477cm">
          <text:p/>
        </draw:line>
        <draw:frame draw:style-name="gr6" draw:text-style-name="P5" draw:layer="layout" svg:width="1.094cm" svg:height="0.433cm" svg:x="3.112cm" svg:y="10.096cm">
          <draw:text-box>
            <text:p text:style-name="P2"><text:span text:style-name="T4">https:/</text:span><text:span text:style-name="T4">/</text:span></text:p>
          </draw:text-box>
        </draw:frame>
        <draw:line draw:style-name="gr5" draw:text-style-name="P1" draw:layer="layout" svg:x1="3.111cm" svg:y1="10.922cm" svg:x2="6.448cm" svg:y2="10.922cm">
          <text:p/>
        </draw:line>
        <draw:frame draw:style-name="gr6" draw:text-style-name="P5" draw:layer="layout" svg:width="3.406cm" svg:height="0.433cm" svg:x="3.112cm" svg:y="10.541cm">
          <draw:text-box>
            <text:p text:style-name="P2"><text:span text:style-name="T4">www.tri</text:span><text:span text:style-name="T4">padviso</text:span><text:span text:style-name="T4">r.com</text:span></text:p>
          </draw:text-box>
        </draw:frame>
        <draw:frame draw:style-name="gr6" draw:text-style-name="P5" draw:layer="layout" svg:width="2.208cm" svg:height="0.433cm" svg:x="7.126cm" svg:y="10.096cm">
          <draw:text-box>
            <text:p text:style-name="P2"><text:span text:style-name="T5">travel </text:span><text:span text:style-name="T5">reviews</text:span></text:p>
          </draw:text-box>
        </draw:frame>
        <draw:frame draw:style-name="gr6" draw:text-style-name="P5" draw:layer="layout" svg:width="1.09cm" svg:height="0.433cm" svg:x="9.638cm" svg:y="10.096cm">
          <draw:text-box>
            <text:p text:style-name="P2"><text:span text:style-name="T5">lots of </text:span></text:p>
          </draw:text-box>
        </draw:frame>
        <draw:frame draw:style-name="gr6" draw:text-style-name="P5" draw:layer="layout" svg:width="2.203cm" svg:height="0.433cm" svg:x="9.638cm" svg:y="10.541cm">
          <draw:text-box>
            <text:p text:style-name="P2"><text:span text:style-name="T5">revi</text:span><text:span text:style-name="T5">ews, </text:span><text:span text:style-name="T5">easy </text:span></text:p>
          </draw:text-box>
        </draw:frame>
        <draw:frame draw:style-name="gr6" draw:text-style-name="P5" draw:layer="layout" svg:width="1.403cm" svg:height="0.433cm" svg:x="9.638cm" svg:y="10.989cm">
          <draw:text-box>
            <text:p text:style-name="P2"><text:span text:style-name="T5">to search</text:span></text:p>
          </draw:text-box>
        </draw:frame>
        <draw:frame draw:style-name="gr6" draw:text-style-name="P5" draw:layer="layout" svg:width="2.407cm" svg:height="0.433cm" svg:x="12.153cm" svg:y="10.096cm">
          <draw:text-box>
            <text:p text:style-name="P2"><text:span text:style-name="T5">popups and ads</text:span></text:p>
          </draw:text-box>
        </draw:frame>
        <draw:frame draw:style-name="gr6" draw:text-style-name="P5" draw:layer="layout" svg:width="0.523cm" svg:height="0.433cm" svg:x="15.307cm" svg:y="10.096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10.096cm">
          <draw:text-box>
            <text:p text:style-name="P2"><text:span text:style-name="T5">good</text:span></text:p>
          </draw:text-box>
        </draw:frame>
        <draw:frame draw:style-name="gr6" draw:text-style-name="P5" draw:layer="layout" svg:width="0.391cm" svg:height="0.433cm" svg:x="2.103cm" svg:y="11.645cm">
          <draw:text-box>
            <text:p text:style-name="P2"><text:span text:style-name="T5">20</text:span></text:p>
          </draw:text-box>
        </draw:frame>
        <draw:line draw:style-name="gr5" draw:text-style-name="P1" draw:layer="layout" svg:x1="3.111cm" svg:y1="12.026cm" svg:x2="6.858cm" svg:y2="12.026cm">
          <text:p/>
        </draw:line>
        <draw:frame draw:style-name="gr6" draw:text-style-name="P5" draw:layer="layout" svg:width="5.556cm" svg:height="0.433cm" svg:x="3.112cm" svg:y="11.645cm">
          <draw:text-box>
            <text:p text:style-name="P2"><text:span text:style-name="T4">https://</text:span><text:span text:style-name="T4">www.a</text:span><text:span text:style-name="T4">irbnb.c</text:span><text:span text:style-name="T4">om</text:span><text:span text:style-name="T5"> </text:span><text:span text:style-name="T5">book </text:span><text:span text:style-name="T5">stays</text:span></text:p>
          </draw:text-box>
        </draw:frame>
        <draw:frame draw:style-name="gr6" draw:text-style-name="P5" draw:layer="layout" svg:width="2.267cm" svg:height="0.433cm" svg:x="9.638cm" svg:y="11.645cm">
          <draw:text-box>
            <text:p text:style-name="P2"><text:span text:style-name="T5">easy </text:span><text:span text:style-name="T5">bookin</text:span><text:span text:style-name="T5">g, </text:span></text:p>
          </draw:text-box>
        </draw:frame>
        <draw:frame draw:style-name="gr6" draw:text-style-name="P5" draw:layer="layout" svg:width="1.772cm" svg:height="0.433cm" svg:x="9.638cm" svg:y="12.093cm">
          <draw:text-box>
            <text:p text:style-name="P2"><text:span text:style-name="T5">nice </text:span><text:span text:style-name="T5">desi</text:span><text:span text:style-name="T5">gn</text:span></text:p>
          </draw:text-box>
        </draw:frame>
        <draw:frame draw:style-name="gr6" draw:text-style-name="P5" draw:layer="layout" svg:width="1.793cm" svg:height="0.433cm" svg:x="12.153cm" svg:y="11.645cm">
          <draw:text-box>
            <text:p text:style-name="P2"><text:span text:style-name="T5">hidden </text:span><text:span text:style-name="T5">fees</text:span></text:p>
          </draw:text-box>
        </draw:frame>
        <draw:frame draw:style-name="gr6" draw:text-style-name="P5" draw:layer="layout" svg:width="0.523cm" svg:height="0.433cm" svg:x="15.307cm" svg:y="11.645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11.645cm">
          <draw:text-box>
            <text:p text:style-name="P2"><text:span text:style-name="T5">g</text:span><text:span text:style-name="T5">o</text:span><text:span text:style-name="T5">o</text:span><text:span text:style-name="T5">d</text:span></text:p>
          </draw:text-box>
        </draw:frame>
        <draw:frame draw:style-name="gr6" draw:text-style-name="P5" draw:layer="layout" svg:width="0.391cm" svg:height="0.433cm" svg:x="2.103cm" svg:y="12.749cm">
          <draw:text-box>
            <text:p text:style-name="P2"><text:span text:style-name="T5">21</text:span></text:p>
          </draw:text-box>
        </draw:frame>
        <draw:line draw:style-name="gr5" draw:text-style-name="P1" draw:layer="layout" svg:x1="3.111cm" svg:y1="13.13cm" svg:x2="4.191cm" svg:y2="13.13cm">
          <text:p/>
        </draw:line>
        <draw:frame draw:style-name="gr6" draw:text-style-name="P5" draw:layer="layout" svg:width="1.094cm" svg:height="0.433cm" svg:x="3.112cm" svg:y="12.749cm">
          <draw:text-box>
            <text:p text:style-name="P2"><text:span text:style-name="T4">https://</text:span></text:p>
          </draw:text-box>
        </draw:frame>
        <draw:line draw:style-name="gr5" draw:text-style-name="P1" draw:layer="layout" svg:x1="3.111cm" svg:y1="13.578cm" svg:x2="6.06cm" svg:y2="13.578cm">
          <text:p/>
        </draw:line>
        <draw:frame draw:style-name="gr6" draw:text-style-name="P5" draw:layer="layout" svg:width="2.987cm" svg:height="0.433cm" svg:x="3.112cm" svg:y="13.197cm">
          <draw:text-box>
            <text:p text:style-name="P2"><text:span text:style-name="T4">www.booking.c</text:span><text:span text:style-name="T4">om</text:span></text:p>
          </draw:text-box>
        </draw:frame>
        <draw:frame draw:style-name="gr6" draw:text-style-name="P5" draw:layer="layout" svg:width="1.814cm" svg:height="0.433cm" svg:x="7.126cm" svg:y="12.749cm">
          <draw:text-box>
            <text:p text:style-name="P2"><text:span text:style-name="T5">boo</text:span><text:span text:style-name="T5">k </text:span><text:span text:style-name="T5">hot</text:span><text:span text:style-name="T5">els</text:span></text:p>
          </draw:text-box>
        </draw:frame>
        <draw:frame draw:style-name="gr6" draw:text-style-name="P5" draw:layer="layout" svg:width="2.313cm" svg:height="0.433cm" svg:x="9.638cm" svg:y="12.749cm">
          <draw:text-box>
            <text:p text:style-name="P2"><text:span text:style-name="T5">m</text:span><text:span text:style-name="T5">an</text:span><text:span text:style-name="T5">y </text:span><text:span text:style-name="T5">o</text:span><text:span text:style-name="T5">pt</text:span><text:span text:style-name="T5">io</text:span><text:span text:style-name="T5">ns</text:span><text:span text:style-name="T5">, </text:span></text:p>
          </draw:text-box>
        </draw:frame>
        <draw:frame draw:style-name="gr6" draw:text-style-name="P5" draw:layer="layout" svg:width="1.712cm" svg:height="0.433cm" svg:x="9.638cm" svg:y="13.197cm">
          <draw:text-box>
            <text:p text:style-name="P2"><text:span text:style-name="T5">easy </text:span><text:span text:style-name="T5">filters</text:span></text:p>
          </draw:text-box>
        </draw:frame>
        <draw:frame draw:style-name="gr6" draw:text-style-name="P5" draw:layer="layout" svg:width="1.725cm" svg:height="0.433cm" svg:x="12.153cm" svg:y="12.749cm">
          <draw:text-box>
            <text:p text:style-name="P2"><text:span text:style-name="T5">ads </text:span><text:span text:style-name="T5">can </text:span><text:span text:style-name="T5">be </text:span></text:p>
          </draw:text-box>
        </draw:frame>
        <draw:frame draw:style-name="gr6" draw:text-style-name="P5" draw:layer="layout" svg:width="1.657cm" svg:height="0.433cm" svg:x="12.153cm" svg:y="13.197cm">
          <draw:text-box>
            <text:p text:style-name="P2"><text:span text:style-name="T5">distra</text:span><text:span text:style-name="T5">cting</text:span></text:p>
          </draw:text-box>
        </draw:frame>
        <draw:frame draw:style-name="gr6" draw:text-style-name="P5" draw:layer="layout" svg:width="0.523cm" svg:height="0.433cm" svg:x="15.307cm" svg:y="12.749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12.749cm">
          <draw:text-box>
            <text:p text:style-name="P2"><text:span text:style-name="T5">g</text:span><text:span text:style-name="T5">o</text:span><text:span text:style-name="T5">o</text:span><text:span text:style-name="T5">d</text:span></text:p>
          </draw:text-box>
        </draw:frame>
        <draw:frame draw:style-name="gr6" draw:text-style-name="P5" draw:layer="layout" svg:width="0.391cm" svg:height="0.433cm" svg:x="2.103cm" svg:y="13.854cm">
          <draw:text-box>
            <text:p text:style-name="P2"><text:span text:style-name="T5">22</text:span></text:p>
          </draw:text-box>
        </draw:frame>
        <draw:line draw:style-name="gr5" draw:text-style-name="P1" draw:layer="layout" svg:x1="3.111cm" svg:y1="14.234cm" svg:x2="4.191cm" svg:y2="14.234cm">
          <text:p/>
        </draw:line>
        <draw:frame draw:style-name="gr6" draw:text-style-name="P5" draw:layer="layout" svg:width="1.094cm" svg:height="0.433cm" svg:x="3.112cm" svg:y="13.854cm">
          <draw:text-box>
            <text:p text:style-name="P2"><text:span text:style-name="T4">https://</text:span></text:p>
          </draw:text-box>
        </draw:frame>
        <draw:line draw:style-name="gr5" draw:text-style-name="P1" draw:layer="layout" svg:x1="3.111cm" svg:y1="14.682cm" svg:x2="5.93cm" svg:y2="14.682cm">
          <text:p/>
        </draw:line>
        <draw:frame draw:style-name="gr6" draw:text-style-name="P5" draw:layer="layout" svg:width="2.855cm" svg:height="0.433cm" svg:x="3.112cm" svg:y="14.302cm">
          <draw:text-box>
            <text:p text:style-name="P2"><text:span text:style-name="T4">www.</text:span><text:span text:style-name="T4">webmd</text:span><text:span text:style-name="T4">.com</text:span></text:p>
          </draw:text-box>
        </draw:frame>
        <draw:frame draw:style-name="gr6" draw:text-style-name="P5" draw:layer="layout" svg:width="1.687cm" svg:height="0.433cm" svg:x="7.126cm" svg:y="13.854cm">
          <draw:text-box>
            <text:p text:style-name="P2"><text:span text:style-name="T5">health info</text:span></text:p>
          </draw:text-box>
        </draw:frame>
        <draw:frame draw:style-name="gr6" draw:text-style-name="P5" draw:layer="layout" svg:width="2.102cm" svg:height="0.433cm" svg:x="9.638cm" svg:y="13.854cm">
          <draw:text-box>
            <text:p text:style-name="P2"><text:span text:style-name="T5">reliable info, </text:span></text:p>
          </draw:text-box>
        </draw:frame>
        <draw:frame draw:style-name="gr6" draw:text-style-name="P5" draw:layer="layout" svg:width="0.794cm" svg:height="0.433cm" svg:x="9.638cm" svg:y="14.302cm">
          <draw:text-box>
            <text:p text:style-name="P2"><text:span text:style-name="T5">easy </text:span></text:p>
          </draw:text-box>
        </draw:frame>
        <draw:frame draw:style-name="gr6" draw:text-style-name="P5" draw:layer="layout" svg:width="1.653cm" svg:height="0.433cm" svg:x="9.638cm" svg:y="14.746cm">
          <draw:text-box>
            <text:p text:style-name="P2"><text:span text:style-name="T5">navig</text:span><text:span text:style-name="T5">ation</text:span></text:p>
          </draw:text-box>
        </draw:frame>
        <draw:frame draw:style-name="gr6" draw:text-style-name="P5" draw:layer="layout" svg:width="1.488cm" svg:height="0.433cm" svg:x="12.153cm" svg:y="13.854cm">
          <draw:text-box>
            <text:p text:style-name="P2"><text:span text:style-name="T5">many ads</text:span></text:p>
          </draw:text-box>
        </draw:frame>
        <draw:frame draw:style-name="gr6" draw:text-style-name="P5" draw:layer="layout" svg:width="0.391cm" svg:height="0.433cm" svg:x="15.307cm" svg:y="13.854cm">
          <draw:text-box>
            <text:p text:style-name="P2"><text:span text:style-name="T5">no</text:span></text:p>
          </draw:text-box>
        </draw:frame>
        <draw:frame draw:style-name="gr6" draw:text-style-name="P5" draw:layer="layout" svg:width="0.781cm" svg:height="0.433cm" svg:x="17.494cm" svg:y="13.854cm">
          <draw:text-box>
            <text:p text:style-name="P2"><text:span text:style-name="T5">good</text:span></text:p>
          </draw:text-box>
        </draw:frame>
        <draw:frame draw:style-name="gr6" draw:text-style-name="P5" draw:layer="layout" svg:width="0.391cm" svg:height="0.433cm" svg:x="2.103cm" svg:y="15.406cm">
          <draw:text-box>
            <text:p text:style-name="P2"><text:span text:style-name="T5">23</text:span></text:p>
          </draw:text-box>
        </draw:frame>
        <draw:line draw:style-name="gr5" draw:text-style-name="P1" draw:layer="layout" svg:x1="3.111cm" svg:y1="15.786cm" svg:x2="4.191cm" svg:y2="15.786cm">
          <text:p/>
        </draw:line>
        <draw:frame draw:style-name="gr6" draw:text-style-name="P5" draw:layer="layout" svg:width="1.094cm" svg:height="0.433cm" svg:x="3.112cm" svg:y="15.406cm">
          <draw:text-box>
            <text:p text:style-name="P2"><text:span text:style-name="T4">https://</text:span></text:p>
          </draw:text-box>
        </draw:frame>
        <draw:line draw:style-name="gr5" draw:text-style-name="P1" draw:layer="layout" svg:x1="3.111cm" svg:y1="16.231cm" svg:x2="6.353cm" svg:y2="16.231cm">
          <text:p/>
        </draw:line>
        <draw:frame draw:style-name="gr6" draw:text-style-name="P5" draw:layer="layout" svg:width="3.296cm" svg:height="0.433cm" svg:x="3.112cm" svg:y="15.85cm">
          <draw:text-box>
            <text:p text:style-name="P2"><text:span text:style-name="T4">ww</text:span><text:span text:style-name="T4">w.</text:span><text:span text:style-name="T4">ma</text:span><text:span text:style-name="T4">yoc</text:span><text:span text:style-name="T4">lini</text:span><text:span text:style-name="T4">c.or</text:span><text:span text:style-name="T4">g</text:span></text:p>
          </draw:text-box>
        </draw:frame>
        <draw:frame draw:style-name="gr6" draw:text-style-name="P5" draw:layer="layout" svg:width="1.687cm" svg:height="0.433cm" svg:x="7.126cm" svg:y="15.406cm">
          <draw:text-box>
            <text:p text:style-name="P2"><text:span text:style-name="T5">he</text:span><text:span text:style-name="T5">alt</text:span><text:span text:style-name="T5">h </text:span><text:span text:style-name="T5">in</text:span><text:span text:style-name="T5">fo</text:span></text:p>
          </draw:text-box>
        </draw:frame>
        <draw:frame draw:style-name="gr6" draw:text-style-name="P5" draw:layer="layout" svg:width="1.992cm" svg:height="0.433cm" svg:x="9.638cm" svg:y="15.406cm">
          <draw:text-box>
            <text:p text:style-name="P2"><text:span text:style-name="T5">trusted </text:span><text:span text:style-name="T5">info, </text:span></text:p>
          </draw:text-box>
        </draw:frame>
        <draw:frame draw:style-name="gr6" draw:text-style-name="P5" draw:layer="layout" svg:width="1.903cm" svg:height="0.433cm" svg:x="9.638cm" svg:y="15.85cm">
          <draw:text-box>
            <text:p text:style-name="P2"><text:span text:style-name="T5">clean </text:span><text:span text:style-name="T5">layout</text:span></text:p>
          </draw:text-box>
        </draw:frame>
        <draw:frame draw:style-name="gr6" draw:text-style-name="P5" draw:layer="layout" svg:width="2.682cm" svg:height="0.433cm" svg:x="12.153cm" svg:y="15.406cm">
          <draw:text-box>
            <text:p text:style-name="P2"><text:span text:style-name="T5">text </text:span><text:span text:style-name="T5">can </text:span><text:span text:style-name="T5">be </text:span><text:span text:style-name="T5">dense</text:span></text:p>
          </draw:text-box>
        </draw:frame>
        <draw:frame draw:style-name="gr6" draw:text-style-name="P5" draw:layer="layout" svg:width="0.391cm" svg:height="0.433cm" svg:x="15.307cm" svg:y="15.406cm">
          <draw:text-box>
            <text:p text:style-name="P2"><text:span text:style-name="T5">no</text:span></text:p>
          </draw:text-box>
        </draw:frame>
        <draw:frame draw:style-name="gr6" draw:text-style-name="P5" draw:layer="layout" svg:width="0.781cm" svg:height="0.433cm" svg:x="17.494cm" svg:y="15.406cm">
          <draw:text-box>
            <text:p text:style-name="P2"><text:span text:style-name="T5">g</text:span><text:span text:style-name="T5">o</text:span><text:span text:style-name="T5">o</text:span><text:span text:style-name="T5">d</text:span></text:p>
          </draw:text-box>
        </draw:frame>
        <draw:frame draw:style-name="gr6" draw:text-style-name="P5" draw:layer="layout" svg:width="0.391cm" svg:height="0.433cm" svg:x="2.103cm" svg:y="16.51cm">
          <draw:text-box>
            <text:p text:style-name="P2"><text:span text:style-name="T5">24</text:span></text:p>
          </draw:text-box>
        </draw:frame>
        <draw:line draw:style-name="gr5" draw:text-style-name="P1" draw:layer="layout" svg:x1="3.111cm" svg:y1="16.891cm" svg:x2="4.191cm" svg:y2="16.891cm">
          <text:p/>
        </draw:line>
        <draw:frame draw:style-name="gr6" draw:text-style-name="P5" draw:layer="layout" svg:width="1.094cm" svg:height="0.433cm" svg:x="3.112cm" svg:y="16.51cm">
          <draw:text-box>
            <text:p text:style-name="P2"><text:span text:style-name="T4">https://</text:span></text:p>
          </draw:text-box>
        </draw:frame>
        <draw:line draw:style-name="gr5" draw:text-style-name="P1" draw:layer="layout" svg:x1="3.111cm" svg:y1="17.335cm" svg:x2="6.318cm" svg:y2="17.335cm">
          <text:p/>
        </draw:line>
        <draw:frame draw:style-name="gr6" draw:text-style-name="P5" draw:layer="layout" svg:width="3.253cm" svg:height="0.433cm" svg:x="3.112cm" svg:y="16.954cm">
          <draw:text-box>
            <text:p text:style-name="P2"><text:span text:style-name="T4">www.h</text:span><text:span text:style-name="T4">ealthlin</text:span><text:span text:style-name="T4">e.com</text:span></text:p>
          </draw:text-box>
        </draw:frame>
        <draw:frame draw:style-name="gr6" draw:text-style-name="P5" draw:layer="layout" svg:width="1.687cm" svg:height="0.433cm" svg:x="7.126cm" svg:y="16.51cm">
          <draw:text-box>
            <text:p text:style-name="P2"><text:span text:style-name="T5">health info</text:span></text:p>
          </draw:text-box>
        </draw:frame>
        <draw:frame draw:style-name="gr6" draw:text-style-name="P5" draw:layer="layout" svg:width="2.064cm" svg:height="0.433cm" svg:x="9.638cm" svg:y="16.51cm">
          <draw:text-box>
            <text:p text:style-name="P2"><text:span text:style-name="T5">easy to read, </text:span></text:p>
          </draw:text-box>
        </draw:frame>
        <draw:frame draw:style-name="gr6" draw:text-style-name="P5" draw:layer="layout" svg:width="1.966cm" svg:height="0.433cm" svg:x="9.638cm" svg:y="16.954cm">
          <draw:text-box>
            <text:p text:style-name="P2"><text:span text:style-name="T5">good </text:span><text:span text:style-name="T5">visuals</text:span></text:p>
          </draw:text-box>
        </draw:frame>
        <draw:frame draw:style-name="gr6" draw:text-style-name="P5" draw:layer="layout" svg:width="2.606cm" svg:height="0.433cm" svg:x="12.153cm" svg:y="16.51cm">
          <draw:text-box>
            <text:p text:style-name="P2"><text:span text:style-name="T5">some </text:span><text:span text:style-name="T5">spons</text:span><text:span text:style-name="T5">ored </text:span></text:p>
          </draw:text-box>
        </draw:frame>
        <draw:frame draw:style-name="gr6" draw:text-style-name="P5" draw:layer="layout" svg:width="1.153cm" svg:height="0.433cm" svg:x="12.153cm" svg:y="16.954cm">
          <draw:text-box>
            <text:p text:style-name="P2"><text:span text:style-name="T5">content</text:span></text:p>
          </draw:text-box>
        </draw:frame>
        <draw:frame draw:style-name="gr6" draw:text-style-name="P5" draw:layer="layout" svg:width="0.523cm" svg:height="0.433cm" svg:x="15.307cm" svg:y="16.51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16.51cm">
          <draw:text-box>
            <text:p text:style-name="P2"><text:span text:style-name="T5">good</text:span></text:p>
          </draw:text-box>
        </draw:frame>
        <draw:frame draw:style-name="gr6" draw:text-style-name="P5" draw:layer="layout" svg:width="0.391cm" svg:height="0.433cm" svg:x="2.103cm" svg:y="17.614cm">
          <draw:text-box>
            <text:p text:style-name="P2"><text:span text:style-name="T5">25</text:span></text:p>
          </draw:text-box>
        </draw:frame>
        <draw:line draw:style-name="gr5" draw:text-style-name="P1" draw:layer="layout" svg:x1="3.111cm" svg:y1="17.995cm" svg:x2="6.9cm" svg:y2="17.995cm">
          <text:p/>
        </draw:line>
        <draw:frame draw:style-name="gr6" draw:text-style-name="P5" draw:layer="layout" svg:width="5.015cm" svg:height="0.433cm" svg:x="3.112cm" svg:y="17.614cm">
          <draw:text-box>
            <text:p text:style-name="P2"><text:span text:style-name="T4">https://www.paypal.com</text:span><text:span text:style-name="T5"> online </text:span></text:p>
          </draw:text-box>
        </draw:frame>
        <draw:frame draw:style-name="gr6" draw:text-style-name="P5" draw:layer="layout" svg:width="1.501cm" svg:height="0.433cm" svg:x="7.126cm" svg:y="18.059cm">
          <draw:text-box>
            <text:p text:style-name="P2"><text:span text:style-name="T5">payments</text:span></text:p>
          </draw:text-box>
        </draw:frame>
        <draw:frame draw:style-name="gr6" draw:text-style-name="P5" draw:layer="layout" svg:width="2.339cm" svg:height="0.433cm" svg:x="9.638cm" svg:y="17.614cm">
          <draw:text-box>
            <text:p text:style-name="P2"><text:span text:style-name="T5">secure, simple </text:span></text:p>
          </draw:text-box>
        </draw:frame>
        <draw:frame draw:style-name="gr6" draw:text-style-name="P5" draw:layer="layout" svg:width="1.374cm" svg:height="0.433cm" svg:x="9.638cm" svg:y="18.059cm">
          <draw:text-box>
            <text:p text:style-name="P2"><text:span text:style-name="T5">interface</text:span></text:p>
          </draw:text-box>
        </draw:frame>
        <draw:frame draw:style-name="gr6" draw:text-style-name="P5" draw:layer="layout" svg:width="2.745cm" svg:height="0.433cm" svg:x="12.153cm" svg:y="17.614cm">
          <draw:text-box>
            <text:p text:style-name="P2"><text:span text:style-name="T5">can be confusing </text:span></text:p>
          </draw:text-box>
        </draw:frame>
        <draw:frame draw:style-name="gr6" draw:text-style-name="P5" draw:layer="layout" svg:width="2.076cm" svg:height="0.433cm" svg:x="12.153cm" svg:y="18.059cm">
          <draw:text-box>
            <text:p text:style-name="P2"><text:span text:style-name="T5">for beginners</text:span></text:p>
          </draw:text-box>
        </draw:frame>
        <draw:frame draw:style-name="gr6" draw:text-style-name="P5" draw:layer="layout" svg:width="0.523cm" svg:height="0.433cm" svg:x="15.307cm" svg:y="17.614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17.614cm">
          <draw:text-box>
            <text:p text:style-name="P2"><text:span text:style-name="T5">good</text:span></text:p>
          </draw:text-box>
        </draw:frame>
        <draw:frame draw:style-name="gr6" draw:text-style-name="P5" draw:layer="layout" svg:width="0.391cm" svg:height="0.433cm" svg:x="2.103cm" svg:y="18.718cm">
          <draw:text-box>
            <text:p text:style-name="P2"><text:span text:style-name="T5">26</text:span></text:p>
          </draw:text-box>
        </draw:frame>
        <draw:line draw:style-name="gr5" draw:text-style-name="P1" draw:layer="layout" svg:x1="3.111cm" svg:y1="19.099cm" svg:x2="6.727cm" svg:y2="19.099cm">
          <text:p/>
        </draw:line>
        <draw:frame draw:style-name="gr6" draw:text-style-name="P5" draw:layer="layout" svg:width="3.668cm" svg:height="0.433cm" svg:x="3.112cm" svg:y="18.718cm">
          <draw:text-box>
            <text:p text:style-name="P2"><text:span text:style-name="T4">https://</text:span><text:span text:style-name="T4">www.chase.com</text:span></text:p>
          </draw:text-box>
        </draw:frame>
        <draw:frame draw:style-name="gr6" draw:text-style-name="P5" draw:layer="layout" svg:width="4.443cm" svg:height="0.433cm" svg:x="7.126cm" svg:y="18.718cm">
          <draw:text-box>
            <text:p text:style-name="P2"><text:span text:style-name="T5">online banking professional </text:span></text:p>
          </draw:text-box>
        </draw:frame>
        <draw:frame draw:style-name="gr6" draw:text-style-name="P5" draw:layer="layout" svg:width="2.085cm" svg:height="0.433cm" svg:x="9.638cm" svg:y="19.163cm">
          <draw:text-box>
            <text:p text:style-name="P2"><text:span text:style-name="T5">look, easy to </text:span></text:p>
          </draw:text-box>
        </draw:frame>
        <draw:frame draw:style-name="gr6" draw:text-style-name="P5" draw:layer="layout" svg:width="0.523cm" svg:height="0.433cm" svg:x="9.638cm" svg:y="19.611cm">
          <draw:text-box>
            <text:p text:style-name="P2"><text:span text:style-name="T5">use</text:span></text:p>
          </draw:text-box>
        </draw:frame>
        <draw:frame draw:style-name="gr6" draw:text-style-name="P5" draw:layer="layout" svg:width="2.682cm" svg:height="0.433cm" svg:x="12.153cm" svg:y="18.718cm">
          <draw:text-box>
            <text:p text:style-name="P2"><text:span text:style-name="T5">some pages load </text:span></text:p>
          </draw:text-box>
        </draw:frame>
        <draw:frame draw:style-name="gr6" draw:text-style-name="P5" draw:layer="layout" svg:width="0.739cm" svg:height="0.433cm" svg:x="12.153cm" svg:y="19.163cm">
          <draw:text-box>
            <text:p text:style-name="P2"><text:span text:style-name="T5">slow</text:span></text:p>
          </draw:text-box>
        </draw:frame>
        <draw:frame draw:style-name="gr6" draw:text-style-name="P5" draw:layer="layout" svg:width="0.523cm" svg:height="0.433cm" svg:x="15.307cm" svg:y="18.718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18.718cm">
          <draw:text-box>
            <text:p text:style-name="P2"><text:span text:style-name="T5">good</text:span></text:p>
          </draw:text-box>
        </draw:frame>
        <draw:frame draw:style-name="gr6" draw:text-style-name="P5" draw:layer="layout" svg:width="0.391cm" svg:height="0.433cm" svg:x="2.103cm" svg:y="20.267cm">
          <draw:text-box>
            <text:p text:style-name="P2"><text:span text:style-name="T5">27</text:span></text:p>
          </draw:text-box>
        </draw:frame>
        <draw:line draw:style-name="gr5" draw:text-style-name="P1" draw:layer="layout" svg:x1="3.111cm" svg:y1="20.648cm" svg:x2="6.579cm" svg:y2="20.648cm">
          <text:p/>
        </draw:line>
        <draw:frame draw:style-name="gr6" draw:text-style-name="P5" draw:layer="layout" svg:width="3.52cm" svg:height="0.433cm" svg:x="3.112cm" svg:y="20.267cm">
          <draw:text-box>
            <text:p text:style-name="P2"><text:span text:style-name="T4">https://www.mint.com</text:span></text:p>
          </draw:text-box>
        </draw:frame>
        <draw:frame draw:style-name="gr6" draw:text-style-name="P5" draw:layer="layout" svg:width="1.564cm" svg:height="0.433cm" svg:x="7.126cm" svg:y="20.267cm">
          <draw:text-box>
            <text:p text:style-name="P2"><text:span text:style-name="T5">budgeting</text:span></text:p>
          </draw:text-box>
        </draw:frame>
        <draw:frame draw:style-name="gr6" draw:text-style-name="P5" draw:layer="layout" svg:width="1.75cm" svg:height="0.433cm" svg:x="9.638cm" svg:y="20.267cm">
          <draw:text-box>
            <text:p text:style-name="P2"><text:span text:style-name="T5">easy tools, </text:span></text:p>
          </draw:text-box>
        </draw:frame>
        <draw:frame draw:style-name="gr6" draw:text-style-name="P5" draw:layer="layout" svg:width="1.945cm" svg:height="0.433cm" svg:x="9.638cm" svg:y="20.715cm">
          <draw:text-box>
            <text:p text:style-name="P2"><text:span text:style-name="T5">clean design</text:span></text:p>
          </draw:text-box>
        </draw:frame>
        <draw:frame draw:style-name="gr6" draw:text-style-name="P5" draw:layer="layout" svg:width="1.213cm" svg:height="0.433cm" svg:x="12.153cm" svg:y="20.267cm">
          <draw:text-box>
            <text:p text:style-name="P2"><text:span text:style-name="T5">limited </text:span></text:p>
          </draw:text-box>
        </draw:frame>
        <draw:frame draw:style-name="gr6" draw:text-style-name="P5" draw:layer="layout" svg:width="2.199cm" svg:height="0.433cm" svg:x="12.153cm" svg:y="20.715cm">
          <draw:text-box>
            <text:p text:style-name="P2"><text:span text:style-name="T5">customization</text:span></text:p>
          </draw:text-box>
        </draw:frame>
        <draw:frame draw:style-name="gr6" draw:text-style-name="P5" draw:layer="layout" svg:width="0.523cm" svg:height="0.433cm" svg:x="15.307cm" svg:y="20.267cm">
          <draw:text-box>
            <text:p text:style-name="P2"><text:span text:style-name="T5">yes</text:span></text:p>
          </draw:text-box>
        </draw:frame>
        <draw:frame draw:style-name="gr6" draw:text-style-name="P5" draw:layer="layout" svg:width="0.781cm" svg:height="0.433cm" svg:x="17.494cm" svg:y="20.267cm">
          <draw:text-box>
            <text:p text:style-name="P2"><text:span text:style-name="T5">good</text:span></text:p>
          </draw:text-box>
        </draw:frame>
        <draw:frame draw:style-name="gr6" draw:text-style-name="P5" draw:layer="layout" svg:width="0.391cm" svg:height="0.433cm" svg:x="2.103cm" svg:y="21.371cm">
          <draw:text-box>
            <text:p text:style-name="P2"><text:span text:style-name="T5">28</text:span></text:p>
          </draw:text-box>
        </draw:frame>
        <draw:line draw:style-name="gr5" draw:text-style-name="P1" draw:layer="layout" svg:x1="3.111cm" svg:y1="21.752cm" svg:x2="6.678cm" svg:y2="21.752cm">
          <text:p/>
        </draw:line>
        <draw:frame draw:style-name="gr6" draw:text-style-name="P5" draw:layer="layout" svg:width="3.626cm" svg:height="0.433cm" svg:x="3.112cm" svg:y="21.371cm">
          <draw:text-box>
            <text:p text:style-name="P2"><text:span text:style-name="T4">https://www.unicef.org</text:span></text:p>
          </draw:text-box>
        </draw:frame>
        <draw:frame draw:style-name="gr6" draw:text-style-name="P5" draw:layer="layout" svg:width="4.688cm" svg:height="0.433cm" svg:x="7.126cm" svg:y="21.371cm">
          <draw:text-box>
            <text:p text:style-name="P2"><text:span text:style-name="T5">non-profit info clear mission, </text:span></text:p>
          </draw:text-box>
        </draw:frame>
        <draw:frame draw:style-name="gr6" draw:text-style-name="P5" draw:layer="layout" svg:width="1.839cm" svg:height="0.433cm" svg:x="9.638cm" svg:y="21.819cm">
          <draw:text-box>
            <text:p text:style-name="P2"><text:span text:style-name="T5">nice visuals</text:span></text:p>
          </draw:text-box>
        </draw:frame>
        <draw:frame draw:style-name="gr6" draw:text-style-name="P5" draw:layer="layout" svg:width="2.682cm" svg:height="0.433cm" svg:x="12.153cm" svg:y="21.371cm">
          <draw:text-box>
            <text:p text:style-name="P2"><text:span text:style-name="T5">text can be dense</text:span></text:p>
          </draw:text-box>
        </draw:frame>
        <draw:frame draw:style-name="gr6" draw:text-style-name="P5" draw:layer="layout" svg:width="0.391cm" svg:height="0.433cm" svg:x="15.307cm" svg:y="21.371cm">
          <draw:text-box>
            <text:p text:style-name="P2"><text:span text:style-name="T5">no</text:span></text:p>
          </draw:text-box>
        </draw:frame>
        <draw:frame draw:style-name="gr6" draw:text-style-name="P5" draw:layer="layout" svg:width="0.781cm" svg:height="0.433cm" svg:x="17.494cm" svg:y="21.371cm">
          <draw:text-box>
            <text:p text:style-name="P2"><text:span text:style-name="T5">good</text:span></text:p>
          </draw:text-box>
        </draw:frame>
        <draw:frame draw:style-name="gr6" draw:text-style-name="P5" draw:layer="layout" svg:width="0.391cm" svg:height="0.433cm" svg:x="2.103cm" svg:y="22.475cm">
          <draw:text-box>
            <text:p text:style-name="P2"><text:span text:style-name="T5">29</text:span></text:p>
          </draw:text-box>
        </draw:frame>
        <draw:line draw:style-name="gr5" draw:text-style-name="P1" draw:layer="layout" svg:x1="3.111cm" svg:y1="22.856cm" svg:x2="6.469cm" svg:y2="22.856cm">
          <text:p/>
        </draw:line>
        <draw:frame draw:style-name="gr6" draw:text-style-name="P5" draw:layer="layout" svg:width="3.406cm" svg:height="0.433cm" svg:x="3.112cm" svg:y="22.475cm">
          <draw:text-box>
            <text:p text:style-name="P2"><text:span text:style-name="T4">https://www.nasa.gov</text:span></text:p>
          </draw:text-box>
        </draw:frame>
        <draw:frame draw:style-name="gr6" draw:text-style-name="P5" draw:layer="layout" svg:width="1.598cm" svg:height="0.433cm" svg:x="7.126cm" svg:y="22.475cm">
          <draw:text-box>
            <text:p text:style-name="P2"><text:span text:style-name="T5">space info</text:span></text:p>
          </draw:text-box>
        </draw:frame>
        <draw:frame draw:style-name="gr6" draw:text-style-name="P5" draw:layer="layout" svg:width="2.055cm" svg:height="0.433cm" svg:x="9.638cm" svg:y="22.475cm">
          <draw:text-box>
            <text:p text:style-name="P2"><text:span text:style-name="T5">nice images, </text:span></text:p>
          </draw:text-box>
        </draw:frame>
        <draw:frame draw:style-name="gr6" draw:text-style-name="P5" draw:layer="layout" svg:width="1.831cm" svg:height="0.433cm" svg:x="9.638cm" svg:y="22.923cm">
          <draw:text-box>
            <text:p text:style-name="P2"><text:span text:style-name="T5">informative</text:span></text:p>
          </draw:text-box>
        </draw:frame>
        <draw:frame draw:style-name="gr6" draw:text-style-name="P5" draw:layer="layout" svg:width="2.855cm" svg:height="0.433cm" svg:x="12.153cm" svg:y="22.475cm">
          <draw:text-box>
            <text:p text:style-name="P2"><text:span text:style-name="T5">navigation can be </text:span></text:p>
          </draw:text-box>
        </draw:frame>
        <draw:frame draw:style-name="gr6" draw:text-style-name="P5" draw:layer="layout" svg:width="0.696cm" svg:height="0.433cm" svg:x="12.153cm" svg:y="22.923cm">
          <draw:text-box>
            <text:p text:style-name="P2"><text:span text:style-name="T5">hard</text:span></text:p>
          </draw:text-box>
        </draw:frame>
        <draw:frame draw:style-name="gr6" draw:text-style-name="P5" draw:layer="layout" svg:width="0.391cm" svg:height="0.433cm" svg:x="15.307cm" svg:y="22.475cm">
          <draw:text-box>
            <text:p text:style-name="P2"><text:span text:style-name="T5">no</text:span></text:p>
          </draw:text-box>
        </draw:frame>
        <draw:frame draw:style-name="gr6" draw:text-style-name="P5" draw:layer="layout" svg:width="0.781cm" svg:height="0.433cm" svg:x="17.494cm" svg:y="22.475cm">
          <draw:text-box>
            <text:p text:style-name="P2"><text:span text:style-name="T5">good</text:span></text:p>
          </draw:text-box>
        </draw:frame>
        <draw:frame draw:style-name="gr6" draw:text-style-name="P5" draw:layer="layout" svg:width="0.391cm" svg:height="0.433cm" svg:x="2.103cm" svg:y="23.58cm">
          <draw:text-box>
            <text:p text:style-name="P2"><text:span text:style-name="T5">30</text:span></text:p>
          </draw:text-box>
        </draw:frame>
        <draw:line draw:style-name="gr5" draw:text-style-name="P1" draw:layer="layout" svg:x1="3.111cm" svg:y1="23.96cm" svg:x2="6.275cm" svg:y2="23.96cm">
          <text:p/>
        </draw:line>
        <draw:frame draw:style-name="gr6" draw:text-style-name="P5" draw:layer="layout" svg:width="3.211cm" svg:height="0.433cm" svg:x="3.112cm" svg:y="23.58cm">
          <draw:text-box>
            <text:p text:style-name="P2"><text:span text:style-name="T4">https://www.who.int</text:span></text:p>
          </draw:text-box>
        </draw:frame>
        <draw:frame draw:style-name="gr6" draw:text-style-name="P5" draw:layer="layout" svg:width="1.687cm" svg:height="0.433cm" svg:x="7.126cm" svg:y="23.58cm">
          <draw:text-box>
            <text:p text:style-name="P2"><text:span text:style-name="T5">health info</text:span></text:p>
          </draw:text-box>
        </draw:frame>
        <draw:frame draw:style-name="gr6" draw:text-style-name="P5" draw:layer="layout" svg:width="2cm" svg:height="0.433cm" svg:x="9.638cm" svg:y="23.58cm">
          <draw:text-box>
            <text:p text:style-name="P2"><text:span text:style-name="T5">trustworthy, </text:span></text:p>
          </draw:text-box>
        </draw:frame>
        <draw:frame draw:style-name="gr6" draw:text-style-name="P5" draw:layer="layout" svg:width="1.543cm" svg:height="0.433cm" svg:x="9.638cm" svg:y="24.028cm">
          <draw:text-box>
            <text:p text:style-name="P2"><text:span text:style-name="T5">organized</text:span></text:p>
          </draw:text-box>
        </draw:frame>
        <draw:frame draw:style-name="gr6" draw:text-style-name="P5" draw:layer="layout" svg:width="2.931cm" svg:height="0.433cm" svg:x="12.153cm" svg:y="23.58cm">
          <draw:text-box>
            <text:p text:style-name="P2"><text:span text:style-name="T5">pages have a lot of</text:span></text:p>
          </draw:text-box>
        </draw:frame>
        <draw:frame draw:style-name="gr6" draw:text-style-name="P5" draw:layer="layout" svg:width="0.59cm" svg:height="0.433cm" svg:x="12.153cm" svg:y="24.028cm">
          <draw:text-box>
            <text:p text:style-name="P2"><text:span text:style-name="T5">text</text:span></text:p>
          </draw:text-box>
        </draw:frame>
        <draw:frame draw:style-name="gr6" draw:text-style-name="P5" draw:layer="layout" svg:width="0.391cm" svg:height="0.433cm" svg:x="15.307cm" svg:y="23.58cm">
          <draw:text-box>
            <text:p text:style-name="P2"><text:span text:style-name="T5">no</text:span></text:p>
          </draw:text-box>
        </draw:frame>
        <draw:frame draw:style-name="gr6" draw:text-style-name="P5" draw:layer="layout" svg:width="0.781cm" svg:height="0.433cm" svg:x="17.494cm" svg:y="23.58cm">
          <draw:text-box>
            <text:p text:style-name="P2"><text:span text:style-name="T5">goo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6-01-12T09:03:26.730209541</dc:date>
    <meta:editing-duration>PT1M59S</meta:editing-duration>
    <meta:editing-cycles>2</meta:editing-cycles>
    <meta:generator>LibreOffice/7.3.7.2$Linux_X86_64 LibreOffice_project/30$Build-2</meta:generator>
    <meta:document-statistic meta:object-count="402"/>
  </office:meta>
</office:document-meta>
</file>